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aco" svg:font-family="Monaco, MonacoRegular, 'Courier New', monospace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8.795cm" style:rel-column-width="32767*"/>
    </style:style>
    <style:style style:name="Table3.B" style:family="table-column">
      <style:table-column-properties style:column-width="8.79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8.795cm" style:rel-column-width="32767*"/>
    </style:style>
    <style:style style:name="Table4.B" style:family="table-column">
      <style:table-column-properties style:column-width="8.79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70389" officeooo:paragraph-rsid="0017038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c6c4d" officeooo:paragraph-rsid="001c6c4d" style:font-weight-asian="bold" style:font-weight-complex="bold"/>
    </style:style>
    <style:style style:name="P3" style:family="paragraph" style:parent-style-name="Standard">
      <style:text-properties fo:font-weight="bold" officeooo:rsid="001e277c" officeooo:paragraph-rsid="001e277c" style:font-weight-asian="bold" style:font-weight-complex="bold"/>
    </style:style>
    <style:style style:name="P4" style:family="paragraph" style:parent-style-name="Standard">
      <style:text-properties fo:font-weight="bold" officeooo:rsid="001f2484" officeooo:paragraph-rsid="001f248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20aa94" officeooo:paragraph-rsid="0020aa9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0aa94" officeooo:paragraph-rsid="0020aa94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23a9bd" officeooo:paragraph-rsid="0023a9b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3a9bd" officeooo:paragraph-rsid="0023a9b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4c6d9" officeooo:paragraph-rsid="0024c6d9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24c6d9" officeooo:paragraph-rsid="0024c6d9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5dfa3" officeooo:paragraph-rsid="0025dfa3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278a3f" officeooo:paragraph-rsid="00278a3f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278a3f" officeooo:paragraph-rsid="00278a3f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249e5a" officeooo:paragraph-rsid="00249e5a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2d1bf9" officeooo:paragraph-rsid="002d1bf9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2a0837" officeooo:paragraph-rsid="00297f66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646f94" officeooo:paragraph-rsid="00646f94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8pt" fo:font-weight="bold" officeooo:rsid="00170389" officeooo:paragraph-rsid="00170389" style:font-size-asian="18pt" style:font-weight-asian="bold" style:font-size-complex="18pt" style:font-weight-complex="bold"/>
    </style:style>
    <style:style style:name="P20" style:family="paragraph" style:parent-style-name="Standard">
      <style:text-properties fo:font-weight="normal" officeooo:rsid="001e277c" officeooo:paragraph-rsid="001e277c" style:font-weight-asian="normal" style:font-weight-complex="normal"/>
    </style:style>
    <style:style style:name="P21" style:family="paragraph" style:parent-style-name="Standard">
      <style:text-properties fo:font-weight="normal" officeooo:rsid="001f2484" officeooo:paragraph-rsid="001f2484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20aa94" officeooo:paragraph-rsid="0020aa94" style:font-weight-asian="normal" style:font-weight-complex="normal"/>
    </style:style>
    <style:style style:name="P23" style:family="paragraph" style:parent-style-name="Standard">
      <style:text-properties fo:font-weight="normal" officeooo:rsid="001c6c4d" style:font-weight-asian="normal" style:font-weight-complex="normal"/>
    </style:style>
    <style:style style:name="P24" style:family="paragraph" style:parent-style-name="Standard">
      <style:text-properties fo:font-weight="normal" officeooo:rsid="001c6c4d" officeooo:paragraph-rsid="001c6c4d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23a9bd" officeooo:paragraph-rsid="0023a9bd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249e5a" officeooo:paragraph-rsid="00249e5a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24c6d9" officeooo:paragraph-rsid="0024c6d9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25dfa3" officeooo:paragraph-rsid="0025dfa3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278a3f" officeooo:paragraph-rsid="00278a3f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297f66" officeooo:paragraph-rsid="00297f66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c6c4d" officeooo:paragraph-rsid="001c6c4d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style:text-underline-style="none" fo:font-weight="normal" officeooo:rsid="002b9fb3" officeooo:paragraph-rsid="002b9fb3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underline-style="none" fo:font-weight="normal" officeooo:rsid="002d1bf9" officeooo:paragraph-rsid="002d1bf9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underline-style="none" fo:font-weight="normal" officeooo:rsid="002d1bf9" officeooo:paragraph-rsid="002d1bf9" fo:background-color="#000000" style:font-weight-asian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text-underline-style="none" fo:font-weight="bold" officeooo:rsid="002d1bf9" officeooo:paragraph-rsid="002d1bf9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style:text-underline-style="none" fo:font-weight="bold" officeooo:rsid="002d1bf9" officeooo:paragraph-rsid="002d1bf9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style:text-underline-style="none" fo:font-weight="bold" officeooo:rsid="002b9fb3" officeooo:paragraph-rsid="002b9fb3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2d1bf9" officeooo:paragraph-rsid="002d1bf9" fo:background-color="#000000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2d7270" officeooo:paragraph-rsid="002d7270" fo:background-color="#ffffff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306f39" officeooo:paragraph-rsid="00306f39" fo:background-color="#ffffff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31ae8c" officeooo:paragraph-rsid="0031ae8c" fo:background-color="#ffffff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328f46" officeooo:paragraph-rsid="00328f46" fo:background-color="#ffffff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33e9f1" officeooo:paragraph-rsid="0033e9f1" fo:background-color="#ffffff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347bb8" officeooo:paragraph-rsid="00347bb8" fo:background-color="#ffffff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36fc41" officeooo:paragraph-rsid="0036fc41" fo:background-color="#ffffff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385f64" officeooo:paragraph-rsid="00385f64" fo:background-color="#ffffff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3a2d48" officeooo:paragraph-rsid="003a2d48" fo:background-color="#ffffff" style:font-weight-asian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use-window-font-color="true" style:text-underline-style="none" fo:font-weight="normal" officeooo:rsid="003a2d48" officeooo:paragraph-rsid="003a2d48" fo:background-color="#ffffff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3cd4c8" officeooo:paragraph-rsid="003cd4c8" fo:background-color="#ffffff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3d3f07" officeooo:paragraph-rsid="003d3f07" fo:background-color="#ffffff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3db797" officeooo:paragraph-rsid="003db797" fo:background-color="#ffffff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3f1856" officeooo:paragraph-rsid="003f1856" fo:background-color="#ffffff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402135" officeooo:paragraph-rsid="00402135" fo:background-color="#ffffff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41b773" officeooo:paragraph-rsid="0041b773" fo:background-color="#ffffff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41d208" officeooo:paragraph-rsid="0041d208" fo:background-color="#ffffff" style:font-weight-asian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style:use-window-font-color="true" style:text-underline-style="none" fo:font-weight="normal" officeooo:rsid="0045f31a" officeooo:paragraph-rsid="0045f31a" fo:background-color="#ffffff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45f31a" officeooo:paragraph-rsid="0045f31a" fo:background-color="#ffffff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46e742" officeooo:paragraph-rsid="0046e742" fo:background-color="#ffffff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4b09c2" officeooo:paragraph-rsid="004b09c2" fo:background-color="#ffffff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552ff3" officeooo:paragraph-rsid="00552ff3" fo:background-color="#ffffff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556d87" officeooo:paragraph-rsid="00556d87" fo:background-color="#ffffff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557310" officeooo:paragraph-rsid="00557310" fo:background-color="#ffffff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571e54" officeooo:paragraph-rsid="00571e54" fo:background-color="#ffffff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5934ea" officeooo:paragraph-rsid="005934ea" fo:background-color="#ffffff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5ad693" officeooo:paragraph-rsid="005ad693" fo:background-color="#ffffff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5e1eb0" officeooo:paragraph-rsid="005e1eb0" fo:background-color="#ffffff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5e7067" officeooo:paragraph-rsid="005e7067" fo:background-color="#ffffff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5f3de0" officeooo:paragraph-rsid="005f3de0" fo:background-color="#ffffff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use-window-font-color="true" style:text-underline-style="none" fo:font-weight="bold" officeooo:rsid="002d7270" officeooo:paragraph-rsid="002d7270" fo:background-color="#ffffff" style:font-weight-asian="bold" style:font-weight-complex="bold"/>
    </style:style>
    <style:style style:name="P71" style:family="paragraph" style:parent-style-name="Standard">
      <style:paragraph-properties fo:text-align="center" style:justify-single-word="false"/>
      <style:text-properties style:use-window-font-color="true" style:text-underline-style="none" fo:font-weight="bold" officeooo:rsid="00306f39" officeooo:paragraph-rsid="00306f39" fo:background-color="#ffffff" style:font-weight-asian="bold" style:font-weight-complex="bold"/>
    </style:style>
    <style:style style:name="P72" style:family="paragraph" style:parent-style-name="Standard">
      <style:paragraph-properties fo:text-align="start" style:justify-single-word="false"/>
      <style:text-properties style:use-window-font-color="true" style:text-underline-style="none" fo:font-weight="bold" officeooo:rsid="00306f39" officeooo:paragraph-rsid="00306f39" fo:background-color="#ffffff" style:font-weight-asian="bold" style:font-weight-complex="bold"/>
    </style:style>
    <style:style style:name="P73" style:family="paragraph" style:parent-style-name="Standard">
      <style:paragraph-properties fo:text-align="center" style:justify-single-word="false"/>
      <style:text-properties style:use-window-font-color="true" style:text-underline-style="none" fo:font-weight="bold" officeooo:rsid="0031ae8c" officeooo:paragraph-rsid="0031ae8c" fo:background-color="#ffffff" style:font-weight-asian="bold" style:font-weight-complex="bold"/>
    </style:style>
    <style:style style:name="P74" style:family="paragraph" style:parent-style-name="Standard">
      <style:paragraph-properties fo:text-align="start" style:justify-single-word="false"/>
      <style:text-properties style:use-window-font-color="true" style:text-underline-style="none" fo:font-weight="bold" officeooo:rsid="0031ae8c" officeooo:paragraph-rsid="0031ae8c" fo:background-color="#ffffff" style:font-weight-asian="bold" style:font-weight-complex="bold"/>
    </style:style>
    <style:style style:name="P75" style:family="paragraph" style:parent-style-name="Standard">
      <style:paragraph-properties fo:text-align="center" style:justify-single-word="false"/>
      <style:text-properties style:use-window-font-color="true" style:text-underline-style="none" fo:font-weight="bold" officeooo:rsid="00328f46" officeooo:paragraph-rsid="00328f46" fo:background-color="#ffffff" style:font-weight-asian="bold" style:font-weight-complex="bold"/>
    </style:style>
    <style:style style:name="P76" style:family="paragraph" style:parent-style-name="Standard">
      <style:paragraph-properties fo:text-align="start" style:justify-single-word="false"/>
      <style:text-properties style:use-window-font-color="true" style:text-underline-style="none" fo:font-weight="bold" officeooo:rsid="00328f46" officeooo:paragraph-rsid="00328f46" fo:background-color="#ffffff" style:font-weight-asian="bold" style:font-weight-complex="bold"/>
    </style:style>
    <style:style style:name="P77" style:family="paragraph" style:parent-style-name="Standard">
      <style:paragraph-properties fo:text-align="start" style:justify-single-word="false"/>
      <style:text-properties style:use-window-font-color="true" style:text-underline-style="none" fo:font-weight="bold" officeooo:rsid="0033e9f1" officeooo:paragraph-rsid="0033e9f1" fo:background-color="#ffffff" style:font-weight-asian="bold" style:font-weight-complex="bold"/>
    </style:style>
    <style:style style:name="P78" style:family="paragraph" style:parent-style-name="Standard">
      <style:paragraph-properties fo:text-align="center" style:justify-single-word="false"/>
      <style:text-properties style:use-window-font-color="true" style:text-underline-style="none" fo:font-weight="bold" officeooo:rsid="00347bb8" officeooo:paragraph-rsid="00347bb8" fo:background-color="#ffffff" style:font-weight-asian="bold" style:font-weight-complex="bold"/>
    </style:style>
    <style:style style:name="P79" style:family="paragraph" style:parent-style-name="Standard">
      <style:paragraph-properties fo:text-align="start" style:justify-single-word="false"/>
      <style:text-properties style:use-window-font-color="true" style:text-underline-style="none" fo:font-weight="bold" officeooo:rsid="00347bb8" officeooo:paragraph-rsid="00347bb8" fo:background-color="#ffffff" style:font-weight-asian="bold" style:font-weight-complex="bold"/>
    </style:style>
    <style:style style:name="P80" style:family="paragraph" style:parent-style-name="Standard">
      <style:paragraph-properties fo:text-align="start" style:justify-single-word="false"/>
      <style:text-properties style:use-window-font-color="true" style:text-underline-style="none" fo:font-weight="bold" officeooo:rsid="003539c5" officeooo:paragraph-rsid="003539c5" fo:background-color="#ffffff" style:font-weight-asian="bold" style:font-weight-complex="bold"/>
    </style:style>
    <style:style style:name="P81" style:family="paragraph" style:parent-style-name="Standard">
      <style:paragraph-properties fo:text-align="center" style:justify-single-word="false"/>
      <style:text-properties style:use-window-font-color="true" style:text-underline-style="none" fo:font-weight="bold" officeooo:rsid="0036fc41" officeooo:paragraph-rsid="0036fc41" fo:background-color="#ffffff" style:font-weight-asian="bold" style:font-weight-complex="bold"/>
    </style:style>
    <style:style style:name="P82" style:family="paragraph" style:parent-style-name="Standard">
      <style:paragraph-properties fo:text-align="start" style:justify-single-word="false"/>
      <style:text-properties style:use-window-font-color="true" style:text-underline-style="none" fo:font-weight="bold" officeooo:rsid="0036fc41" officeooo:paragraph-rsid="0036fc41" fo:background-color="#ffffff" style:font-weight-asian="bold" style:font-weight-complex="bold"/>
    </style:style>
    <style:style style:name="P83" style:family="paragraph" style:parent-style-name="Standard">
      <style:paragraph-properties fo:text-align="start" style:justify-single-word="false"/>
      <style:text-properties style:use-window-font-color="true" style:text-underline-style="none" fo:font-weight="bold" officeooo:rsid="003a2d48" officeooo:paragraph-rsid="003a2d48" fo:background-color="#ffffff" style:font-weight-asian="bold" style:font-weight-complex="bold"/>
    </style:style>
    <style:style style:name="P84" style:family="paragraph" style:parent-style-name="Standard">
      <style:paragraph-properties fo:text-align="center" style:justify-single-word="false"/>
      <style:text-properties style:use-window-font-color="true" style:text-underline-style="none" fo:font-weight="bold" officeooo:rsid="003cd4c8" officeooo:paragraph-rsid="003cd4c8" fo:background-color="#ffffff" style:font-weight-asian="bold" style:font-weight-complex="bold"/>
    </style:style>
    <style:style style:name="P85" style:family="paragraph" style:parent-style-name="Standard">
      <style:paragraph-properties fo:text-align="center" style:justify-single-word="false"/>
      <style:text-properties style:use-window-font-color="true" style:text-underline-style="none" fo:font-weight="bold" officeooo:rsid="003d3f07" officeooo:paragraph-rsid="003d3f07" fo:background-color="#ffffff" style:font-weight-asian="bold" style:font-weight-complex="bold"/>
    </style:style>
    <style:style style:name="P86" style:family="paragraph" style:parent-style-name="Standard">
      <style:paragraph-properties fo:text-align="start" style:justify-single-word="false"/>
      <style:text-properties style:use-window-font-color="true" style:text-underline-style="none" fo:font-weight="bold" officeooo:rsid="003d3f07" officeooo:paragraph-rsid="003d3f07" fo:background-color="#ffffff" style:font-weight-asian="bold" style:font-weight-complex="bold"/>
    </style:style>
    <style:style style:name="P87" style:family="paragraph" style:parent-style-name="Standard">
      <style:paragraph-properties fo:text-align="start" style:justify-single-word="false"/>
      <style:text-properties style:use-window-font-color="true" style:text-underline-style="none" fo:font-weight="bold" officeooo:rsid="003db797" officeooo:paragraph-rsid="003db797" fo:background-color="#ffffff" style:font-weight-asian="bold" style:font-weight-complex="bold"/>
    </style:style>
    <style:style style:name="P88" style:family="paragraph" style:parent-style-name="Standard">
      <style:paragraph-properties fo:text-align="center" style:justify-single-word="false"/>
      <style:text-properties style:use-window-font-color="true" style:text-underline-style="none" fo:font-weight="bold" officeooo:rsid="003f1856" officeooo:paragraph-rsid="003f1856" fo:background-color="#ffffff" style:font-weight-asian="bold" style:font-weight-complex="bold"/>
    </style:style>
    <style:style style:name="P89" style:family="paragraph" style:parent-style-name="Standard">
      <style:paragraph-properties fo:text-align="start" style:justify-single-word="false"/>
      <style:text-properties style:use-window-font-color="true" style:text-underline-style="none" fo:font-weight="bold" officeooo:rsid="00402135" officeooo:paragraph-rsid="00402135" fo:background-color="#ffffff" style:font-weight-asian="bold" style:font-weight-complex="bold"/>
    </style:style>
    <style:style style:name="P90" style:family="paragraph" style:parent-style-name="Standard">
      <style:paragraph-properties fo:text-align="center" style:justify-single-word="false"/>
      <style:text-properties style:use-window-font-color="true" style:text-underline-style="none" fo:font-weight="bold" officeooo:rsid="0041b773" officeooo:paragraph-rsid="0041b773" fo:background-color="#ffffff" style:font-weight-asian="bold" style:font-weight-complex="bold"/>
    </style:style>
    <style:style style:name="P91" style:family="paragraph" style:parent-style-name="Standard">
      <style:paragraph-properties fo:text-align="start" style:justify-single-word="false"/>
      <style:text-properties style:use-window-font-color="true" style:text-underline-style="none" fo:font-weight="bold" officeooo:rsid="0041d208" officeooo:paragraph-rsid="0041d208" fo:background-color="#ffffff" style:font-weight-asian="bold" style:font-weight-complex="bold"/>
    </style:style>
    <style:style style:name="P92" style:family="paragraph" style:parent-style-name="Standard">
      <style:paragraph-properties fo:text-align="start" style:justify-single-word="false"/>
      <style:text-properties style:use-window-font-color="true" style:text-underline-style="none" fo:font-weight="bold" officeooo:rsid="0043149a" officeooo:paragraph-rsid="0043149a" fo:background-color="#ffffff" style:font-weight-asian="bold" style:font-weight-complex="bold"/>
    </style:style>
    <style:style style:name="P93" style:family="paragraph" style:parent-style-name="Standard">
      <style:paragraph-properties fo:text-align="center" style:justify-single-word="false"/>
      <style:text-properties style:use-window-font-color="true" style:text-underline-style="none" fo:font-weight="bold" officeooo:rsid="0045f31a" officeooo:paragraph-rsid="0045f31a" fo:background-color="#ffffff" style:font-weight-asian="bold" style:font-weight-complex="bold"/>
    </style:style>
    <style:style style:name="P94" style:family="paragraph" style:parent-style-name="Standard">
      <style:paragraph-properties fo:text-align="center" style:justify-single-word="false"/>
      <style:text-properties style:use-window-font-color="true" style:text-underline-style="none" fo:font-weight="bold" officeooo:rsid="0046e742" officeooo:paragraph-rsid="0046e742" fo:background-color="#ffffff" style:font-weight-asian="bold" style:font-weight-complex="bold"/>
    </style:style>
    <style:style style:name="P95" style:family="paragraph" style:parent-style-name="Standard">
      <style:paragraph-properties fo:text-align="center" style:justify-single-word="false"/>
      <style:text-properties style:use-window-font-color="true" style:text-underline-style="none" fo:font-weight="bold" officeooo:rsid="00385f64" officeooo:paragraph-rsid="00385f64" fo:background-color="#ffffff" style:font-weight-asian="bold" style:font-weight-complex="bold"/>
    </style:style>
    <style:style style:name="P96" style:family="paragraph" style:parent-style-name="Standard">
      <style:paragraph-properties fo:text-align="center" style:justify-single-word="false"/>
      <style:text-properties style:use-window-font-color="true" style:text-underline-style="none" fo:font-weight="bold" officeooo:rsid="00552ff3" officeooo:paragraph-rsid="00552ff3" fo:background-color="#ffffff" style:font-weight-asian="bold" style:font-weight-complex="bold"/>
    </style:style>
    <style:style style:name="P97" style:family="paragraph" style:parent-style-name="Standard">
      <style:paragraph-properties fo:text-align="start" style:justify-single-word="false"/>
      <style:text-properties style:use-window-font-color="true" style:text-underline-style="none" fo:font-weight="bold" officeooo:rsid="00552ff3" officeooo:paragraph-rsid="00552ff3" fo:background-color="#ffffff" style:font-weight-asian="bold" style:font-weight-complex="bold"/>
    </style:style>
    <style:style style:name="P98" style:family="paragraph" style:parent-style-name="Standard">
      <style:paragraph-properties fo:text-align="center" style:justify-single-word="false"/>
      <style:text-properties style:use-window-font-color="true" style:text-underline-style="none" fo:font-weight="bold" officeooo:rsid="00556d87" officeooo:paragraph-rsid="00556d87" fo:background-color="#ffffff" style:font-weight-asian="bold" style:font-weight-complex="bold"/>
    </style:style>
    <style:style style:name="P99" style:family="paragraph" style:parent-style-name="Standard">
      <style:paragraph-properties fo:text-align="center" style:justify-single-word="false"/>
      <style:text-properties style:use-window-font-color="true" style:text-underline-style="none" fo:font-weight="bold" officeooo:rsid="00557310" officeooo:paragraph-rsid="00557310" fo:background-color="#ffffff" style:font-weight-asian="bold" style:font-weight-complex="bold"/>
    </style:style>
    <style:style style:name="P100" style:family="paragraph" style:parent-style-name="Standard">
      <style:paragraph-properties fo:text-align="start" style:justify-single-word="false"/>
      <style:text-properties style:use-window-font-color="true" style:text-underline-style="none" fo:font-weight="bold" officeooo:rsid="00557310" officeooo:paragraph-rsid="00557310" fo:background-color="#ffffff" style:font-weight-asian="bold" style:font-weight-complex="bold"/>
    </style:style>
    <style:style style:name="P101" style:family="paragraph" style:parent-style-name="Standard">
      <style:paragraph-properties fo:text-align="start" style:justify-single-word="false"/>
      <style:text-properties style:use-window-font-color="true" style:text-underline-style="none" fo:font-weight="bold" officeooo:rsid="00571325" officeooo:paragraph-rsid="00571325" fo:background-color="#ffffff" style:font-weight-asian="bold" style:font-weight-complex="bold"/>
    </style:style>
    <style:style style:name="P102" style:family="paragraph" style:parent-style-name="Standard">
      <style:paragraph-properties fo:text-align="center" style:justify-single-word="false"/>
      <style:text-properties style:use-window-font-color="true" style:text-underline-style="none" fo:font-weight="bold" officeooo:rsid="00571e54" officeooo:paragraph-rsid="00571e54" fo:background-color="#ffffff" style:font-weight-asian="bold" style:font-weight-complex="bold"/>
    </style:style>
    <style:style style:name="P103" style:family="paragraph" style:parent-style-name="Standard">
      <style:paragraph-properties fo:text-align="start" style:justify-single-word="false"/>
      <style:text-properties style:use-window-font-color="true" style:text-underline-style="none" fo:font-weight="bold" officeooo:rsid="00571e54" officeooo:paragraph-rsid="00571e54" fo:background-color="#ffffff" style:font-weight-asian="bold" style:font-weight-complex="bold"/>
    </style:style>
    <style:style style:name="P104" style:family="paragraph" style:parent-style-name="Standard">
      <style:paragraph-properties fo:text-align="center" style:justify-single-word="false"/>
      <style:text-properties style:use-window-font-color="true" style:text-underline-style="none" fo:font-weight="bold" officeooo:rsid="005934ea" officeooo:paragraph-rsid="005934ea" fo:background-color="#ffffff" style:font-weight-asian="bold" style:font-weight-complex="bold"/>
    </style:style>
    <style:style style:name="P105" style:family="paragraph" style:parent-style-name="Standard">
      <style:paragraph-properties fo:text-align="start" style:justify-single-word="false"/>
      <style:text-properties style:use-window-font-color="true" style:text-underline-style="none" fo:font-weight="bold" officeooo:rsid="005ad693" officeooo:paragraph-rsid="005ad693" fo:background-color="#ffffff" style:font-weight-asian="bold" style:font-weight-complex="bold"/>
    </style:style>
    <style:style style:name="P106" style:family="paragraph" style:parent-style-name="Standard">
      <style:paragraph-properties fo:text-align="center" style:justify-single-word="false"/>
      <style:text-properties style:use-window-font-color="true" style:text-underline-style="none" fo:font-weight="bold" officeooo:rsid="005ad693" officeooo:paragraph-rsid="005ad693" fo:background-color="#ffffff" style:font-weight-asian="bold" style:font-weight-complex="bold"/>
    </style:style>
    <style:style style:name="P107" style:family="paragraph" style:parent-style-name="Standard">
      <style:paragraph-properties fo:text-align="center" style:justify-single-word="false"/>
      <style:text-properties style:use-window-font-color="true" style:text-underline-style="none" fo:font-weight="bold" officeooo:rsid="005e1eb0" officeooo:paragraph-rsid="005e1eb0" fo:background-color="#ffffff" style:font-weight-asian="bold" style:font-weight-complex="bold"/>
    </style:style>
    <style:style style:name="P108" style:family="paragraph" style:parent-style-name="Standard">
      <style:paragraph-properties fo:text-align="start" style:justify-single-word="false"/>
      <style:text-properties style:use-window-font-color="true" style:text-underline-style="none" fo:font-weight="bold" officeooo:rsid="005e7067" officeooo:paragraph-rsid="005e7067" fo:background-color="#ffffff" style:font-weight-asian="bold" style:font-weight-complex="bold"/>
    </style:style>
    <style:style style:name="P109" style:family="paragraph" style:parent-style-name="Standard">
      <style:paragraph-properties fo:text-align="start" style:justify-single-word="false"/>
      <style:text-properties style:use-window-font-color="true" style:text-underline-style="none" fo:font-weight="bold" officeooo:rsid="005f3de0" officeooo:paragraph-rsid="005f3de0" fo:background-color="#ffffff" style:font-weight-asian="bold" style:font-weight-complex="bold"/>
    </style:style>
    <style:style style:name="P110" style:family="paragraph" style:parent-style-name="Standard">
      <style:paragraph-properties fo:text-align="center" style:justify-single-word="false"/>
      <style:text-properties style:use-window-font-color="true" style:text-underline-style="none" fo:font-weight="bold" officeooo:rsid="005f3de0" officeooo:paragraph-rsid="005f3de0" fo:background-color="#ffffff" style:font-weight-asian="bold" style:font-weight-complex="bold"/>
    </style:style>
    <style:style style:name="P111" style:family="paragraph" style:parent-style-name="Standard">
      <style:paragraph-properties fo:text-align="start" style:justify-single-word="false"/>
      <style:text-properties style:use-window-font-color="true" style:text-underline-style="none" fo:font-weight="bold" officeooo:rsid="00306f39" officeooo:paragraph-rsid="00306f39" fo:background-color="#000000" style:font-weight-asian="bold" style:font-weight-complex="bold"/>
    </style:style>
    <style:style style:name="P112" style:family="paragraph" style:parent-style-name="Standard">
      <style:paragraph-properties fo:text-align="start" style:justify-single-word="false"/>
      <style:text-properties fo:color="#ff6600" style:text-underline-style="none" fo:font-weight="normal" officeooo:rsid="002d7270" officeooo:paragraph-rsid="002d7270" fo:background-color="#000000" style:font-weight-asian="normal" style:font-weight-complex="normal"/>
    </style:style>
    <style:style style:name="P113" style:family="paragraph" style:parent-style-name="Standard">
      <style:paragraph-properties fo:text-align="center" style:justify-single-word="false"/>
      <style:text-properties style:text-underline-style="solid" style:text-underline-type="double" style:text-underline-width="auto" style:text-underline-color="font-color" fo:font-weight="bold" officeooo:rsid="002a0837" officeooo:paragraph-rsid="002a0837" style:font-weight-asian="bold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variant="normal" fo:text-transform="none" fo:color="#ff8000" style:font-name="inherit" fo:font-size="9pt" fo:letter-spacing="normal" fo:font-style="normal" style:text-underline-style="none" fo:font-weight="normal" officeooo:rsid="00571325" officeooo:paragraph-rsid="00571325" fo:background-color="#ffffff" style:font-weight-asian="bold" style:font-weight-complex="bold" loext:padding="0cm" loext:border="none"/>
    </style:style>
    <style:style style:name="P115" style:family="paragraph" style:parent-style-name="Table_20_Contents">
      <style:paragraph-properties fo:text-align="start" style:justify-single-word="false"/>
    </style:style>
    <style:style style:name="P116" style:family="paragraph" style:parent-style-name="Table_20_Contents">
      <style:paragraph-properties fo:text-align="start" style:justify-single-word="false"/>
      <style:text-properties fo:font-weight="bold" officeooo:rsid="003cd4c8" officeooo:paragraph-rsid="003cd4c8" style:font-weight-asian="bold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fo:font-weight="bold" officeooo:rsid="0041d208" officeooo:paragraph-rsid="0041d208" style:font-weight-asian="bold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fo:font-weight="bold" officeooo:rsid="0045f31a" officeooo:paragraph-rsid="0045f31a" style:font-weight-asian="bold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fo:font-weight="bold" officeooo:rsid="0046e742" officeooo:paragraph-rsid="0046e742" style:font-weight-asian="bold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officeooo:rsid="003cd4c8" officeooo:paragraph-rsid="003cd4c8"/>
    </style:style>
    <style:style style:name="P121" style:family="paragraph" style:parent-style-name="Table_20_Contents">
      <style:paragraph-properties fo:text-align="start" style:justify-single-word="false"/>
      <style:text-properties officeooo:rsid="0041d208" officeooo:paragraph-rsid="0041d208"/>
    </style:style>
    <style:style style:name="P122" style:family="paragraph" style:parent-style-name="Table_20_Contents">
      <style:paragraph-properties fo:text-align="start" style:justify-single-word="false"/>
      <style:text-properties fo:font-weight="normal" officeooo:rsid="0041d208" officeooo:paragraph-rsid="0041d208" style:font-weight-asian="normal" style:font-weight-complex="normal"/>
    </style:style>
    <style:style style:name="P123" style:family="paragraph" style:parent-style-name="Table_20_Contents">
      <style:paragraph-properties fo:text-align="start" style:justify-single-word="false"/>
      <style:text-properties fo:font-weight="normal" officeooo:rsid="0045f31a" officeooo:paragraph-rsid="0045f31a" style:font-weight-asian="normal" style:font-weight-complex="normal"/>
    </style:style>
    <style:style style:name="P124" style:family="paragraph" style:parent-style-name="Table_20_Contents">
      <style:paragraph-properties fo:text-align="start" style:justify-single-word="false"/>
      <style:text-properties officeooo:rsid="0045f31a" officeooo:paragraph-rsid="0045f31a"/>
    </style:style>
    <style:style style:name="P125" style:family="paragraph" style:parent-style-name="Table_20_Contents">
      <style:paragraph-properties fo:text-align="start" style:justify-single-word="false"/>
      <style:text-properties officeooo:rsid="0046e742" officeooo:paragraph-rsid="0046e742"/>
    </style:style>
    <style:style style:name="P126" style:family="paragraph" style:parent-style-name="Table_20_Contents">
      <style:paragraph-properties fo:text-align="start" style:justify-single-word="false">
        <style:tab-stops>
          <style:tab-stop style:position="2.752cm"/>
        </style:tab-stops>
      </style:paragraph-properties>
      <style:text-properties officeooo:rsid="0046e742" officeooo:paragraph-rsid="0046e742"/>
    </style:style>
    <style:style style:name="P12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ff8000" style:font-name="inherit" fo:font-size="9pt" fo:letter-spacing="normal" fo:font-style="normal" fo:font-weight="normal" loext:padding="0cm" loext:border="none"/>
    </style:style>
    <style:style style:name="P12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Monaco" fo:font-size="9pt" fo:letter-spacing="normal" fo:font-style="normal" fo:font-weight="normal" loext:padding="0cm" loext:border="none"/>
    </style:style>
    <style:style style:name="P12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fo:letter-spacing="normal" loext:padding="0cm" loext:border="none"/>
    </style:style>
    <style:style style:name="P13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800080" style:font-name="inherit" fo:font-size="9pt" fo:letter-spacing="normal" fo:font-style="normal" fo:font-weight="normal" loext:padding="0cm" loext:border="none"/>
    </style:style>
    <style:style style:name="P131" style:family="paragraph" style:parent-style-name="Standard" style:list-style-name="L1">
      <style:text-properties fo:font-weight="normal" officeooo:rsid="001c6c4d" officeooo:paragraph-rsid="001c6c4d" style:font-weight-asian="normal" style:font-weight-complex="normal"/>
    </style:style>
    <style:style style:name="P132" style:family="paragraph" style:parent-style-name="Standard" style:list-style-name="L1">
      <style:paragraph-properties>
        <style:tab-stops/>
      </style:paragraph-properties>
      <style:text-properties fo:font-weight="normal" officeooo:rsid="001c6c4d" officeooo:paragraph-rsid="001c6c4d" style:font-weight-asian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weight="normal" officeooo:rsid="0068ccb6" officeooo:paragraph-rsid="0068ccb6" style:font-weight-asian="normal" style:font-weight-complex="normal"/>
    </style:style>
    <style:style style:name="P134" style:family="paragraph" style:parent-style-name="Standard">
      <style:paragraph-properties fo:text-align="center" style:justify-single-word="false"/>
      <style:text-properties fo:font-weight="normal" officeooo:rsid="0068ccb6" officeooo:paragraph-rsid="0068ccb6" style:font-weight-asian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weight="normal" officeooo:rsid="006a321c" officeooo:paragraph-rsid="006a321c" style:font-weight-asian="normal" style:font-weight-complex="normal"/>
    </style:style>
    <style:style style:name="P136" style:family="paragraph" style:parent-style-name="Standard" style:list-style-name="L2">
      <style:paragraph-properties fo:text-align="start" style:justify-single-word="false"/>
      <style:text-properties style:use-window-font-color="true" style:text-underline-style="none" fo:font-weight="normal" officeooo:rsid="0036fc41" officeooo:paragraph-rsid="0036fc41" fo:background-color="#ffffff" style:font-weight-asian="normal" style:font-weight-complex="normal"/>
    </style:style>
    <style:style style:name="P137" style:family="paragraph" style:parent-style-name="Standard" style:list-style-name="L3">
      <style:paragraph-properties fo:text-align="start" style:justify-single-word="false"/>
      <style:text-properties style:use-window-font-color="true" style:text-underline-style="none" fo:font-weight="normal" officeooo:rsid="0041d208" officeooo:paragraph-rsid="0041d208" fo:background-color="#ffffff" style:font-weight-asian="normal" style:font-weight-complex="normal"/>
    </style:style>
    <style:style style:name="P138" style:family="paragraph" style:parent-style-name="Standard" style:list-style-name="L4">
      <style:paragraph-properties fo:text-align="start" style:justify-single-word="false"/>
      <style:text-properties style:use-window-font-color="true" style:text-underline-style="none" fo:font-weight="normal" officeooo:rsid="00557310" officeooo:paragraph-rsid="00557310" fo:background-color="#ffffff" style:font-weight-asian="normal" style:font-weight-complex="normal"/>
    </style:style>
    <style:style style:name="P139" style:family="paragraph" style:parent-style-name="Standard">
      <style:text-properties style:use-window-font-color="true" style:text-underline-style="none" fo:font-weight="normal" officeooo:rsid="005f3de0" fo:background-color="#ffffff" style:font-weight-asian="normal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5f3de0" fo:background-color="#ffffff" style:font-weight-asian="normal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5ad693" officeooo:paragraph-rsid="005ad693" fo:background-color="#ffffff" style:font-weight-asian="normal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6eee21" officeooo:paragraph-rsid="006eee21" fo:background-color="#ffffff" style:font-weight-asian="normal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use-window-font-color="true" style:text-underline-style="none" fo:font-weight="bold" officeooo:rsid="005e7067" officeooo:paragraph-rsid="005e7067" fo:background-color="#ffffff" style:font-weight-asian="bold" style:font-weight-complex="bold"/>
    </style:style>
    <style:style style:name="P144" style:family="paragraph" style:parent-style-name="Standard">
      <style:paragraph-properties fo:text-align="center" style:justify-single-word="false"/>
      <style:text-properties style:use-window-font-color="true" style:text-underline-style="none" fo:font-weight="bold" officeooo:rsid="005f3de0" fo:background-color="#ffffff" style:font-weight-asian="bold" style:font-weight-complex="bold"/>
    </style:style>
    <style:style style:name="P145" style:family="paragraph" style:parent-style-name="Standard">
      <style:paragraph-properties fo:text-align="start" style:justify-single-word="false"/>
      <style:text-properties style:use-window-font-color="true" style:text-underline-style="none" fo:font-weight="bold" officeooo:rsid="005f3de0" fo:background-color="#ffffff" style:font-weight-asian="bold" style:font-weight-complex="bold"/>
    </style:style>
    <style:style style:name="P146" style:family="paragraph" style:parent-style-name="Standard">
      <style:paragraph-properties fo:text-align="start" style:justify-single-word="false"/>
      <style:text-properties fo:font-weight="bold" officeooo:rsid="00646f94" officeooo:paragraph-rsid="00646f94" style:font-weight-asian="bold" style:font-weight-complex="bold"/>
    </style:style>
    <style:style style:name="P147" style:family="paragraph" style:parent-style-name="Standard">
      <style:paragraph-properties fo:text-align="center" style:justify-single-word="false"/>
      <style:text-properties fo:font-weight="bold" officeooo:rsid="00646f94" officeooo:paragraph-rsid="00646f94" style:font-weight-asian="bold" style:font-weight-complex="bold"/>
    </style:style>
    <style:style style:name="P148" style:family="paragraph" style:parent-style-name="Standard">
      <style:paragraph-properties fo:text-align="start" style:justify-single-word="false"/>
      <style:text-properties fo:font-weight="bold" officeooo:rsid="0068ccb6" officeooo:paragraph-rsid="00646f94" style:font-weight-asian="bold" style:font-weight-complex="bold"/>
    </style:style>
    <style:style style:name="P149" style:family="paragraph" style:parent-style-name="Standard">
      <style:paragraph-properties fo:text-align="start" style:justify-single-word="false"/>
      <style:text-properties fo:font-weight="bold" officeooo:rsid="0068ccb6" officeooo:paragraph-rsid="0068ccb6" style:font-weight-asian="bold" style:font-weight-complex="bold"/>
    </style:style>
    <style:style style:name="P150" style:family="paragraph" style:parent-style-name="Standard">
      <style:paragraph-properties fo:text-align="start" style:justify-single-word="false"/>
      <style:text-properties fo:font-weight="bold" officeooo:rsid="0068ccb6" officeooo:paragraph-rsid="006a321c" style:font-weight-asian="bold" style:font-weight-complex="bold"/>
    </style:style>
    <style:style style:name="P151" style:family="paragraph" style:parent-style-name="Standard">
      <style:paragraph-properties fo:text-align="center" style:justify-single-word="false"/>
      <style:text-properties fo:font-weight="bold" officeooo:rsid="0068ccb6" officeooo:paragraph-rsid="0068ccb6" style:font-weight-asian="bold" style:font-weight-complex="bold"/>
    </style:style>
    <style:style style:name="P152" style:family="paragraph" style:parent-style-name="Standard">
      <style:paragraph-properties fo:text-align="center" style:justify-single-word="false"/>
      <style:text-properties fo:font-weight="bold" officeooo:rsid="006a321c" officeooo:paragraph-rsid="006a321c" style:font-weight-asian="bold" style:font-weight-complex="bold"/>
    </style:style>
    <style:style style:name="P153" style:family="paragraph" style:parent-style-name="Standard">
      <style:paragraph-properties fo:text-align="start" style:justify-single-word="false"/>
      <style:text-properties fo:font-weight="bold" officeooo:rsid="006a321c" officeooo:paragraph-rsid="006a321c" style:font-weight-asian="bold" style:font-weight-complex="bold"/>
    </style:style>
    <style:style style:name="P154" style:family="paragraph" style:parent-style-name="Standard">
      <style:paragraph-properties fo:text-align="start" style:justify-single-word="false"/>
      <style:text-properties fo:font-weight="bold" officeooo:rsid="00278a3f" officeooo:paragraph-rsid="006eee21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a0837" style:font-weight-asian="bold" style:font-weight-complex="bold"/>
    </style:style>
    <style:style style:name="T4" style:family="text">
      <style:text-properties fo:font-weight="bold" officeooo:rsid="002fda49" style:font-weight-asian="bold" style:font-weight-complex="bold"/>
    </style:style>
    <style:style style:name="T5" style:family="text">
      <style:text-properties fo:font-weight="bold" officeooo:rsid="00328f46" style:font-weight-asian="bold" style:font-weight-complex="bold"/>
    </style:style>
    <style:style style:name="T6" style:family="text">
      <style:text-properties officeooo:rsid="002a0837"/>
    </style:style>
    <style:style style:name="T7" style:family="text">
      <style:text-properties officeooo:rsid="002d1bf9"/>
    </style:style>
    <style:style style:name="T8" style:family="text">
      <style:text-properties officeooo:rsid="002ffdd0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41d208" style:font-weight-asian="bold" style:font-weight-complex="bold"/>
    </style:style>
    <style:style style:name="T12" style:family="text">
      <style:text-properties officeooo:rsid="00328f46"/>
    </style:style>
    <style:style style:name="T13" style:family="text">
      <style:text-properties officeooo:rsid="0041d208"/>
    </style:style>
    <style:style style:name="T14" style:family="text">
      <style:text-properties officeooo:rsid="0045f31a"/>
    </style:style>
    <style:style style:name="T15" style:family="text">
      <style:text-properties officeooo:rsid="0046e742"/>
    </style:style>
    <style:style style:name="T16" style:family="text">
      <style:text-properties officeooo:rsid="00483015"/>
    </style:style>
    <style:style style:name="T17" style:family="text">
      <style:text-properties fo:color="#800080" style:font-name="inherit"/>
    </style:style>
    <style:style style:name="T18" style:family="text">
      <style:text-properties fo:color="#006fe0"/>
    </style:style>
    <style:style style:name="T19" style:family="text">
      <style:text-properties fo:color="#006fe0" style:font-name="inherit"/>
    </style:style>
    <style:style style:name="T20" style:family="text">
      <style:text-properties fo:color="#008000" style:font-name="inherit"/>
    </style:style>
    <style:style style:name="T21" style:family="text">
      <style:text-properties style:font-name="inherit"/>
    </style:style>
    <style:style style:name="T22" style:family="text">
      <style:text-properties fo:color="#ce0000" style:font-name="inherit"/>
    </style:style>
    <style:style style:name="T23" style:family="text">
      <style:text-properties fo:color="#333333" style:font-name="inherit"/>
    </style:style>
    <style:style style:name="T24" style:family="text">
      <style:text-properties fo:color="#002d7a" style:font-name="inherit"/>
    </style:style>
    <style:style style:name="T25" style:family="text">
      <style:text-properties officeooo:rsid="00646f94"/>
    </style:style>
    <style:style style:name="T26" style:family="text">
      <style:text-properties officeooo:rsid="006da04d"/>
    </style:style>
    <style:style style:name="T27" style:family="text">
      <style:text-properties officeooo:rsid="006eee21"/>
    </style:style>
    <style:style style:name="Sect1" style:family="section">
      <style:section-properties fo:background-color="#fdfdfd" fo:margin-left="0cm" fo:margin-right="0cm" style:editable="false">
        <style:columns fo:column-count="1" fo:column-gap="0cm"/>
        <style:background-image/>
      </style:section-properties>
    </style:style>
    <style:style style:name="Sect2" style:family="section">
      <style:section-properties fo:background-color="#f7f7f7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SHELL SCRIPTING</text:p>
      <text:p text:style-name="P1"/>
      <text:p text:style-name="P1"/>
      <text:p text:style-name="P32">SHELL</text:p>
      <text:p text:style-name="P2"/>
      <text:p text:style-name="P23">O shell é um programa do usuário, que oferecem uma interface personalizável para seu sistema.Além disso, os shells:</text:p>
      <text:p text:style-name="P23"/>
      <text:list xml:id="list8572572831061763967" text:style-name="L1">
        <text:list-item>
          <text:p text:style-name="P131">São uma interface de texto e interativa para o sistema operacional - “intérprete de comandos”</text:p>
        </text:list-item>
        <text:list-item>
          <text:p text:style-name="P132">São um ambiente de execução de outros programas, consistindo em um numero de variaveis de ambiente</text:p>
        </text:list-item>
        <text:list-item>
          <text:p text:style-name="P131">Oferecem suas linguagens de programação; <text:s/>programas completos podem ser escritos nas linguagens dos shells;</text:p>
          <text:p text:style-name="P131"/>
        </text:list-item>
      </text:list>
      <text:p text:style-name="P24"/>
      <text:p text:style-name="P3">Conceitos básicos</text:p>
      <text:p text:style-name="P3"/>
      <text:p text:style-name="P20">Os shells são personalizáveis, podendo-se ajustar o ambiente operacional.</text:p>
      <text:p text:style-name="P20">Sao distintos do kernel.</text:p>
      <text:p text:style-name="P20">Executados para uso interativo pelos usuários, e para uso não-interativo pelo sistema.</text:p>
      <text:p text:style-name="P20">Usam vários arquivos de configuração para seus ambientes operacionais.</text:p>
      <text:p text:style-name="P20">Podem ser executados dentro de outros shells.</text:p>
      <text:p text:style-name="P20"/>
      <text:p text:style-name="P4">Variaveis de Ambiente</text:p>
      <text:p text:style-name="P4"/>
      <text:p text:style-name="P21">Vários programas precisam de informações sobre o usuário e suas preferências para poderem rodar. Para evitar que você tenha de passar esses dados a cada comando que executa (ex.: caminhos de diretorios de bibliotecas), o shell cria um ambiente operacional composto de inumeras variaveis.</text:p>
      <text:p text:style-name="P21">Essas variaveis contem valores que são usados pelos programas e por outros shells.</text:p>
      <text:p text:style-name="P21">Ha dois tipos de variaveis de ambiente:</text:p>
      <text:p text:style-name="P21">- Variaveis de ambiente globais</text:p>
      <text:p text:style-name="P21">- Variaveis do shell (locais)</text:p>
      <text:p text:style-name="P21"/>
      <text:p text:style-name="P5">Variaveis Globais</text:p>
      <text:p text:style-name="P5"/>
      <text:p text:style-name="P6">PATH – <text:span text:style-name="T1">Lista de diretorios de programas executaveis</text:span></text:p>
      <text:p text:style-name="P6">USERNAME – <text:span text:style-name="T1">Nome do usuario logado</text:span></text:p>
      <text:p text:style-name="P6">TERM – <text:span text:style-name="T1">Tipo de terminal ou janela de terminal em uso</text:span></text:p>
      <text:p text:style-name="P6">HOME – <text:span text:style-name="T1">Diretorio Home do usuario atual</text:span></text:p>
      <text:p text:style-name="P6">UID – <text:span text:style-name="T1">UID do usuario local</text:span></text:p>
      <text:p text:style-name="P6">RANDOM – <text:span text:style-name="T1">Gera um numero aleatorio</text:span></text:p>
      <text:p text:style-name="P6">LANG – <text:span text:style-name="T1">Idioma, especificado como local</text:span></text:p>
      <text:p text:style-name="P22"/>
      <text:p text:style-name="P6"><text:span text:style-name="T1">Os comandos </text:span>env <text:span text:style-name="T1">e </text:span>printenv <text:span text:style-name="T1">mostram as variaveis de ambiente no terminal.</text:span></text:p>
      <text:p text:style-name="P6"><text:span text:style-name="T1">Para criar uma variavel global, crie uma local e depois exporte-a com o comando </text:span>export</text:p>
      <text:p text:style-name="P6"/>
      <text:p text:style-name="P5"/>
      <text:p text:style-name="P5"/>
      <text:p text:style-name="P5"><text:soft-page-break/>Variaveis do Shell</text:p>
      <text:p text:style-name="P5"/>
      <text:p text:style-name="P22">São como “variaveis locais”, pois são especificas do shell atual.</text:p>
      <text:p text:style-name="P22">Outros programas e shells não os herdam.</text:p>
      <text:p text:style-name="P22">Ex.: SECONDS – n° de segundos desde que o shell foi iniciado </text:p>
      <text:p text:style-name="P22"/>
      <text:p text:style-name="P7">Arrays de Ambiente</text:p>
      <text:p text:style-name="P7"/>
      <text:p text:style-name="P25">Variaveis de ambiente podem ser usadas com arrays-variaveis que podem armazenar multiplos valores.</text:p>
      <text:p text:style-name="P25"/>
      <text:p text:style-name="P25">Criando um array ==&gt; <text:span text:style-name="T2">testeArray(laranja morango acerola abacaxi)</text:span></text:p>
      <text:p text:style-name="P8"/>
      <text:p text:style-name="P25">Para acessar um elemento no array, use seu numero de índice (entre colchetes) contando a partir de zero (todo o conjunto entre chaves):</text:p>
      <text:p text:style-name="P25"/>
      <text:p text:style-name="P25">Exibindo o elemento no indice 1 do <text:span text:style-name="T2">testeArray ==&gt; echo ${testeArray[1]}</text:span></text:p>
      <text:p text:style-name="P8"/>
      <text:p text:style-name="P25">Para mostrar todo o conteudo do array, use o asterisco* no lugar do índice:</text:p>
      <text:p text:style-name="P25"/>
      <text:p text:style-name="P25">Exibindo todos os elementos do <text:span text:style-name="T2">testeArray ==&gt; echo ${testeArray[*]}</text:span></text:p>
      <text:p text:style-name="P8"/>
      <text:p text:style-name="P26">Para alterar valores de uma posição específica ==&gt; <text:span text:style-name="T2">testeArray[2]=banana</text:span></text:p>
      <text:p text:style-name="P14"/>
      <text:p text:style-name="P26">Remover itens individuais ==&gt; <text:span text:style-name="T2">unset testeArray[2]</text:span></text:p>
      <text:p text:style-name="P14"/>
      <text:p text:style-name="P26">Remover o array todo: <text:span text:style-name="T2">unset testeArray[*]</text:span></text:p>
      <text:p text:style-name="P14"/>
      <text:p text:style-name="P10"/>
      <text:p text:style-name="P10">Aliases</text:p>
      <text:p text:style-name="P10"/>
      <text:p text:style-name="P27">É possivel definir um alias para um comando ou sequencia de comandos usados com frequencia</text:p>
      <text:p text:style-name="P27"/>
      <text:p text:style-name="P9">alias mo=’more’</text:p>
      <text:p text:style-name="P9">alias lshome=’cd/home;ls’</text:p>
      <text:p text:style-name="P9"/>
      <text:p text:style-name="P27">Tambem permite modificar o comportamento padrao de um comando</text:p>
      <text:p text:style-name="P27"/>
      <text:p text:style-name="P11">alias lsl=’ls-l’</text:p>
      <text:p text:style-name="P11"/>
      <text:p text:style-name="P28">Para listar os aliases criados, digite <text:span text:style-name="T2">alias </text:span>sem parametros. Por padrão, os aliases são locais ao shell e não são repassados a outros programas.</text:p>
      <text:p text:style-name="P28">Para excluir um alias criado, use <text:span text:style-name="T2">analias nome_alias</text:span></text:p>
      <text:p text:style-name="P15"/>
      <text:p text:style-name="P13"/>
      <text:p text:style-name="P13">Funções</text:p>
      <text:p text:style-name="P13"/>
      <text:p text:style-name="P29">O bash também permite trabalhar com funções, que são parecidas com os aliases – mas em vez de comandos, temos pequenos programas.</text:p>
      <text:p text:style-name="P29"/>
      <text:p text:style-name="P29"><text:soft-page-break/></text:p>
      <text:p text:style-name="P29">Sintaxe:</text:p>
      <text:p text:style-name="P12">nome_função() {comandos}</text:p>
      <text:p text:style-name="P12"/>
      <text:p text:style-name="P29">Exemplo:</text:p>
      <text:p text:style-name="P12">palavra() {</text:p>
      <text:p text:style-name="P12">&gt; cd /home/fabio</text:p>
      <text:p text:style-name="P12">&gt; echo ‘Linha acrescentada’ &gt;&gt; teste_func</text:p>
      <text:p text:style-name="P154">&gt;}</text:p>
      <text:p text:style-name="P154"/>
      <text:p text:style-name="P154"><text:span text:style-name="T27">ou</text:span></text:p>
      <text:p text:style-name="P154"/>
      <text:p text:style-name="P154"><text:span text:style-name="T27">function nome_funcao{</text:span></text:p>
      <text:p text:style-name="P154"><text:tab/><text:span text:style-name="T27">comandos da funcao</text:span></text:p>
      <text:p text:style-name="P154"><text:span text:style-name="T27">}</text:span> </text:p>
      <text:p text:style-name="P12"/>
      <text:p text:style-name="P30">Para ver se a fun<text:span text:style-name="T6">cao foi criada ==&gt; </text:span><text:span text:style-name="T3">typeset -f</text:span></text:p>
      <text:p text:style-name="P16"/>
      <text:p text:style-name="P113"/>
      <text:p text:style-name="P38">Arquivos de configuração</text:p>
      <text:p text:style-name="P38"/>
      <text:p text:style-name="P33">Variáveis de ambiente, funções e aliases podem ser configurados automaticamente pelo bash com o uso de alguns arquivos de configuração, de modo a definir o ambiente operacional ao iniciar o sistema.</text:p>
      <text:p text:style-name="P33">Cada arquivo de configuração tem um escopo e momento de uso defiidos, e o arquivo usado depende do método usado para iniciar o bash.Há três formas de se iniciar o bash:</text:p>
      <text:p text:style-name="P33">-Como um shell de login padrão na inicialização;</text:p>
      <text:p text:style-name="P33">-Como um shell interativo que não é o shell de login;</text:p>
      <text:p text:style-name="P33">-Como um shell não-interativo para rodar um scripr<text:span text:style-name="T7">t</text:span></text:p>
      <text:p text:style-name="P33"/>
      <text:p text:style-name="P36">Criando um Script</text:p>
      <text:p text:style-name="P36"/>
      <text:p text:style-name="P37">1° Passo</text:p>
      <text:p text:style-name="P34">Adicione #!/bin/bash<text:tab/><text:tab/>Estou especificando qual bash o script sera executado</text:p>
      <text:p text:style-name="P34"/>
      <text:p text:style-name="P34">Agora coloque o que voce deseja que o script realize </text:p>
      <text:p text:style-name="P34"/>
      <text:p text:style-name="P35">#!/bin/bash <text:s text:c="68"/></text:p>
      <text:p text:style-name="P35">cd ~ <text:s text:c="78"/></text:p>
      <text:p text:style-name="P35">cd pastaEstudos/ <text:s text:c="58"/></text:p>
      <text:p text:style-name="P35">cd TrabalhosFaculdade/ <text:s text:c="47"/></text:p>
      <text:p text:style-name="P35">cd Banco\ de\ Dados/ <text:s text:c="51"/></text:p>
      <text:p text:style-name="P35">java -jar brModelo.jar &amp; <text:s text:c="46"/></text:p>
      <text:p text:style-name="P35">echo "Foi aberto o programa BrModelo com Sucesso"</text:p>
      <text:p text:style-name="P35">~ <text:s text:c="84"/></text:p>
      <text:p text:style-name="P39"/>
      <text:p text:style-name="P112"/>
      <text:p text:style-name="P70">2° Passo</text:p>
      <text:p text:style-name="P40">Agora de permissão para execucao do script</text:p>
      <text:p text:style-name="P40"/>
      <text:p text:style-name="P40"><text:soft-page-break/>==&gt; <text:span text:style-name="T2">chmod a+x meuScript.sh <text:s text:c="13"/>ou <text:tab/><text:tab/><text:tab/>chmod 7</text:span><text:span text:style-name="T4">5</text:span><text:span text:style-name="T2">5 meuScript.sh</text:span></text:p>
      <text:p text:style-name="P70"/>
      <text:p text:style-name="P70">3° Passo</text:p>
      <text:p text:style-name="P40">Para executar</text:p>
      <text:p text:style-name="P40"><text:span text:style-name="T8">caminho do script </text:span>meuScript.sh</text:p>
      <text:p text:style-name="P40"/>
      <text:p text:style-name="P40"/>
      <text:p text:style-name="P71">Usando variaveis de ambiente</text:p>
      <text:p text:style-name="P71"/>
      <text:p text:style-name="P111">#!/bin/bash <text:s text:c="40"/></text:p>
      <text:p text:style-name="P111"># Informações sobre o usuario <text:s text:c="8"/></text:p>
      <text:p text:style-name="P111">echo “Usuario”: $USER” <text:s text:c="16"/></text:p>
      <text:p text:style-name="P111">echo “Diretorio Home: $HOME” <text:s text:c="2"/></text:p>
      <text:p text:style-name="P111">echo “UID do usuario: $UID” <text:s text:c="7"/></text:p>
      <text:p text:style-name="P111"/>
      <text:p text:style-name="P72"/>
      <text:p text:style-name="P71">Usando variaveis de Usuario</text:p>
      <text:p text:style-name="P71"/>
      <text:p text:style-name="P41">Voce pode criar suas próprias variáveis dentro de um script. Variaveis de usuário podem conter até 20 caracterrers no nome, e são <text:span text:style-name="T9">case-sensitive.</text:span> O shell determina automaticamente o tipo das variaveis criadas. As variaveis criadas pelo usuário sao deslocadas quando termina a execucao do script.</text:p>
      <text:p text:style-name="P41"/>
      <text:p text:style-name="P73">Redirecionar saída de comandos a variáveis</text:p>
      <text:p text:style-name="P73"/>
      <text:p text:style-name="P74">Usando crases (backtick’)</text:p>
      <text:p text:style-name="P42">As crases permitem atibuir a saída de um comando do shell a uma variavel.</text:p>
      <text:p text:style-name="P42">O comando todo deve estar entre crases:</text:p>
      <text:p text:style-name="P42"/>
      <text:p text:style-name="P42">dia=<text:span text:style-name="T12">`date` <text:s text:c="3"/></text:span><text:span text:style-name="T5">Obs: Shift + `(ao lado da tecla P)</text:span></text:p>
      <text:p text:style-name="P42">echo “A data é $dia”</text:p>
      <text:p text:style-name="P42"/>
      <text:p text:style-name="P75">Redirecionamento de Entrada e Saida</text:p>
      <text:p text:style-name="P75"/>
      <text:p text:style-name="P76">Redirecionamento de Saida</text:p>
      <text:p text:style-name="P43">O mais comum é enviar a saída de um comando para um arquivo.Para isso, use o simbolo &gt;</text:p>
      <text:p text:style-name="P43">Comando &gt; arquivo_saida</text:p>
      <text:p text:style-name="P76">ls &gt; arq.txt</text:p>
      <text:p text:style-name="P76"/>
      <text:p text:style-name="P43">Caso queira acrecentar a saídae um comando a um arquivo em vez de sobrescrevê-lo, use o símbolo duplo &gt;&gt;</text:p>
      <text:p text:style-name="P76">date &gt;&gt; arq.txt</text:p>
      <text:p text:style-name="P76"/>
      <text:p text:style-name="P43"/>
      <text:p text:style-name="P77">Redirecionamento de Entrada</text:p>
      <text:p text:style-name="P44">Em vez de redirecionar a saída de um comando para um arquivo, é possivel tomar o conteudo de um arquivo e redirecioná-lo para um comando.Para isso , use o simbolo &lt;</text:p>
      <text:p text:style-name="P44">comando &lt; arquivo_entrada</text:p>
      <text:p text:style-name="P77">wc &lt; arq.txt</text:p>
      <text:p text:style-name="P77"/>
      <text:p text:style-name="P77"><text:soft-page-break/>Redirecionamento de Entrada Inline</text:p>
      <text:p text:style-name="P44">Com este método é possivel especificar os dados para redirecionamento na linha de comando em vez de um arquivo.</text:p>
      <text:p text:style-name="P44">O simbolo de rederecionamento de entrada inline é o <text:span text:style-name="T2">&lt;&lt;. </text:span>Voce tambem deve especificar um marcador de texto que delineie o inicio e o fim dos dados usados para entrada:</text:p>
      <text:p text:style-name="P77"><text:tab/></text:p>
      <text:p text:style-name="P77"/>
      <text:p text:style-name="P77"><text:tab/>wc &lt;&lt; EOF</text:p>
      <text:p text:style-name="P77"><text:tab/>&gt; linha de texto 1</text:p>
      <text:p text:style-name="P77"><text:tab/>&gt; linha de texto 2</text:p>
      <text:p text:style-name="P77"><text:tab/>EOF</text:p>
      <text:p text:style-name="P42"/>
      <text:p text:style-name="P42"/>
      <text:p text:style-name="P78">Calculos Matematicos no BASH</text:p>
      <text:p text:style-name="P45">É possivel realizar cálculos matematicos diretamente no bash,e atribuir o resultado de uma operação a uma variavel. Para isso, englobe a equação usando um cofrão e colchetes variável=$[ operacao ]</text:p>
      <text:p text:style-name="P45"/>
      <text:p text:style-name="P45">Exemplo:</text:p>
      <text:p text:style-name="P79">var1=$[2+6]</text:p>
      <text:p text:style-name="P80">echo $var1</text:p>
      <text:p text:style-name="P80">var2=$[var1 * 2]</text:p>
      <text:p text:style-name="P80">echo $var2</text:p>
      <text:p text:style-name="P78"/>
      <text:p text:style-name="P78"/>
      <text:p text:style-name="P81">Usando a calculadora do BASH – bc</text:p>
      <text:p text:style-name="P81"/>
      <text:p text:style-name="P46">A calculadora do bash é na verdade uma linguagem de programação que permite executar expressões de ponti flutuante no terminal.</text:p>
      <text:p text:style-name="P46">Ele reconhece:</text:p>
      <text:list xml:id="list3251687943021676221" text:style-name="L2">
        <text:list-item>
          <text:p text:style-name="P136">Números inteiros e FP</text:p>
        </text:list-item>
        <text:list-item>
          <text:p text:style-name="P136">Variaveis simples e arrays</text:p>
        </text:list-item>
        <text:list-item>
          <text:p text:style-name="P136">Comentarios estilo “C” (/* */)</text:p>
        </text:list-item>
        <text:list-item>
          <text:p text:style-name="P136">Expressões</text:p>
        </text:list-item>
        <text:list-item>
          <text:p text:style-name="P136">Declarações condicionais if-then</text:p>
        </text:list-item>
        <text:list-item>
          <text:p text:style-name="P136">Funções</text:p>
        </text:list-item>
      </text:list>
      <text:p text:style-name="P46"/>
      <text:p text:style-name="P46">Para acessar a calculadora do bash digite no shell o comando:</text:p>
      <text:p text:style-name="P82">==&gt; bc</text:p>
      <text:p text:style-name="P82"/>
      <text:p text:style-name="P46">Voce entrara no modo interativo da calculadora.Digite então as expressões que deseja calcular e pressione Enter</text:p>
      <text:p text:style-name="P46">Para sair da calculadora, digite:</text:p>
      <text:p text:style-name="P46">==&gt;<text:span text:style-name="T2">quit</text:span></text:p>
      <text:p text:style-name="P82"/>
      <text:p text:style-name="P81">Aritmetica de Ponto flutuante na Calculadora bc</text:p>
      <text:p text:style-name="P81"/>
      <text:p text:style-name="P46">É controlada pela variavel especial <text:span text:style-name="T2">scale. </text:span>Voce configura seu valor para o numero desejado de casas decimais que necessita nos resultados.</text:p>
      <text:p text:style-name="P46"><text:soft-page-break/>Por padrão, a variavel <text:span text:style-name="T2">scale </text:span>vem definida com valor zero(0).</text:p>
      <text:p text:style-name="P46"/>
      <text:p text:style-name="P46"/>
      <text:p text:style-name="P95"/>
      <text:p text:style-name="P95"/>
      <text:p text:style-name="P95"/>
      <text:p text:style-name="P95">Usando a calculadora bc em Scripts</text:p>
      <text:p text:style-name="P95"/>
      <text:p text:style-name="P47">Para usar a bc em scripts, use a crase(backtic `)<text:span text:style-name="T2">Shift + tecla ao lado do P </text:span>para rodar o comando e atribuir seu valor a uma variavel:</text:p>
      <text:p text:style-name="P47">variavel=`echo “variaveis;expressao” | bc`</text:p>
      <text:p text:style-name="P47"/>
      <text:p text:style-name="P47">Exemplo – Digite os comandos a seguir no terminal:</text:p>
      <text:p text:style-name="P47">var1=`echo “scale=2;2/5” | bc`</text:p>
      <text:p text:style-name="P47">echo “Resultado:$var”</text:p>
      <text:p text:style-name="P47"/>
      <text:p text:style-name="P83">Exemplo: [Eduardoaf@lntb-tel110975 ~]$ var1=`echo "scale=1; 2/5" | bc`</text:p>
      <text:p text:style-name="P83">[Eduardoaf@lntb-tel110975 ~]$ echo "Resultado: $var1"</text:p>
      <text:p text:style-name="P83">Resultado: .4</text:p>
      <text:p text:style-name="P83"/>
      <text:p text:style-name="P83">==&gt; <text:span text:style-name="T1">Criando script para calculos simples</text:span></text:p>
      <text:p text:style-name="P48"/>
      <text:p text:style-name="P83">#!/bin/bash</text:p>
      <text:p text:style-name="P83">var1=100</text:p>
      <text:p text:style-name="P83">var2=30</text:p>
      <text:p text:style-name="P83">var3=`echo "scale=4; $var1 <text:s/>/ $var2" | bc`</text:p>
      <text:p text:style-name="P83">echo "Resultado: $var3" </text:p>
      <text:p text:style-name="P83"/>
      <text:p text:style-name="P48">Essa tecnica funciona bem para calculos simples, mas em calculos mais complexos é recomendavel usar a técnica do redirecionamento de entrada inline.</text:p>
      <text:p text:style-name="P48"/>
      <text:p text:style-name="P49"/>
      <text:p text:style-name="P49"/>
      <text:p text:style-name="P84">Status de Saida de Comandos</text:p>
      <text:p text:style-name="P84"/>
      <text:p text:style-name="P50">Cada comando que roda no Shell usa um valor de status de saida para indicar ao shell que o processamento terminou. O status de saida é um inteiro entre 0 e 255</text:p>
      <text:p text:style-name="P50">A variavel especial <text:span text:style-name="T2">$? </text:span>armazena o valor do status de saida do ultimo comando executado.</text:p>
      <text:p text:style-name="P50">O status de saida de um comando executado com sucesso é 0(zero);se houver algum erro, sera um inteiro positivo.</text:p>
      <text:p text:style-name="P8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6">Codigo</text:p>
          </table:table-cell>
          <table:table-cell table:style-name="Table1.B1" office:value-type="string">
            <text:p text:style-name="P116">Siginificado</text:p>
          </table:table-cell>
        </table:table-row>
        <table:table-row>
          <table:table-cell table:style-name="Table1.A2" office:value-type="string">
            <text:p text:style-name="P120">0</text:p>
          </table:table-cell>
          <table:table-cell table:style-name="Table1.B2" office:value-type="string">
            <text:p text:style-name="P120">Comando completado com sucesso</text:p>
          </table:table-cell>
        </table:table-row>
        <table:table-row>
          <table:table-cell table:style-name="Table1.A2" office:value-type="string">
            <text:p text:style-name="P120">1</text:p>
          </table:table-cell>
          <table:table-cell table:style-name="Table1.B2" office:value-type="string">
            <text:p text:style-name="P120">Erro geral desconhecido</text:p>
          </table:table-cell>
        </table:table-row>
        <table:table-row>
          <table:table-cell table:style-name="Table1.A2" office:value-type="string">
            <text:p text:style-name="P120">126</text:p>
          </table:table-cell>
          <table:table-cell table:style-name="Table1.B2" office:value-type="string">
            <text:p text:style-name="P120">O comando não pode ser executado(permissoes)</text:p>
          </table:table-cell>
        </table:table-row>
        <table:table-row>
          <table:table-cell table:style-name="Table1.A2" office:value-type="string">
            <text:p text:style-name="P120">127</text:p>
          </table:table-cell>
          <table:table-cell table:style-name="Table1.B2" office:value-type="string">
            <text:p text:style-name="P120">Comando não encontrado</text:p>
          </table:table-cell>
        </table:table-row>
        <text:soft-page-break/>
        <table:table-row>
          <table:table-cell table:style-name="Table1.A2" office:value-type="string">
            <text:p text:style-name="P120">130</text:p>
          </table:table-cell>
          <table:table-cell table:style-name="Table1.B2" office:value-type="string">
            <text:p text:style-name="P120">Comando finalizado com Ctrl + C</text:p>
          </table:table-cell>
        </table:table-row>
      </table:table>
      <text:p text:style-name="P48"/>
      <text:p text:style-name="P50">Para ver o codigo de status de um comando, digite <text:span text:style-name="T2">echo $? </text:span>logo apos o termino de sua execução.</text:p>
      <text:p text:style-name="P50"/>
      <text:p text:style-name="P85"/>
      <text:p text:style-name="P85"/>
      <text:p text:style-name="P85">Comando exit</text:p>
      <text:p text:style-name="P85"/>
      <text:p text:style-name="P51">Por padrao, seu shell script finaliza com o status de saida do ultimo comando executado no script.</text:p>
      <text:p text:style-name="P51">É possivel alterar esse comportamento para retornar seu proprio codigo do status.</text:p>
      <text:p text:style-name="P51">O comando <text:span text:style-name="T9">exit</text:span> permite especificar um status de saida quando o script finaliza.</text:p>
      <text:p text:style-name="P85"/>
      <text:p text:style-name="P85"/>
      <text:p text:style-name="P85"/>
      <text:p text:style-name="P85">Comando Estruturados</text:p>
      <text:p text:style-name="P85"/>
      <text:p text:style-name="P86">Decisao condicional: If-Then</text:p>
      <text:p text:style-name="P86"/>
      <text:p text:style-name="P86">Sintaxe:</text:p>
      <text:p text:style-name="P51"/>
      <text:p text:style-name="P51">if comando</text:p>
      <text:p text:style-name="P51">then</text:p>
      <text:p text:style-name="P51"><text:tab/>comandos</text:p>
      <text:p text:style-name="P51">fi</text:p>
      <text:p text:style-name="P51"/>
      <text:p text:style-name="P86">ou</text:p>
      <text:p text:style-name="P51"/>
      <text:p text:style-name="P51">if comando;then</text:p>
      <text:p text:style-name="P51"><text:tab/>comandos</text:p>
      <text:p text:style-name="P51">fi</text:p>
      <text:p text:style-name="P51"/>
      <text:p text:style-name="P87"/>
      <text:p text:style-name="P87">Decisão condicional: If-Then-Else</text:p>
      <text:p text:style-name="P87"/>
      <text:p text:style-name="P52">if comando</text:p>
      <text:p text:style-name="P52">then</text:p>
      <text:p text:style-name="P52"><text:tab/>comandos</text:p>
      <text:p text:style-name="P52">else</text:p>
      <text:p text:style-name="P52"><text:tab/>comandos</text:p>
      <text:p text:style-name="P52">fi</text:p>
      <text:p text:style-name="P52"/>
      <text:p text:style-name="P53"/>
      <text:p text:style-name="P88">Condicional if aninhado</text:p>
      <text:p text:style-name="P88"/>
      <text:p text:style-name="P53">As vezes é necessario verificar varias situacoes relacionadas em seu script.</text:p>
      <text:p text:style-name="P53">Em vez de ter de escrever declaracooes if-then separadas, voce pode usar uma versão alternativa da seção <text:span text:style-name="T2">else, </text:span>chamada <text:span text:style-name="T2">elif.</text:span></text:p>
      <text:p text:style-name="P53">O elif continua uma seção else com outra declaração if-then.</text:p>
      <text:p text:style-name="P53"><text:soft-page-break/>O shell executara as declaracoes <text:span text:style-name="T2">if </text:span>em ordem, e apenas a primeira que retornar status de saida <text:span text:style-name="T2">0 </text:span>tera a secao <text:span text:style-name="T2">then </text:span>correspondente executada.</text:p>
      <text:p text:style-name="P53"/>
      <text:p text:style-name="P89">Sintaxe:</text:p>
      <text:p text:style-name="P89"/>
      <text:p text:style-name="P54">if comando1</text:p>
      <text:p text:style-name="P54">then</text:p>
      <text:p text:style-name="P54"><text:tab/>comandos</text:p>
      <text:p text:style-name="P54">elif comando2</text:p>
      <text:p text:style-name="P54">then<text:tab/></text:p>
      <text:p text:style-name="P54"><text:tab/>comandos2</text:p>
      <text:p text:style-name="P54">elif comandos3</text:p>
      <text:p text:style-name="P54">then</text:p>
      <text:p text:style-name="P54"><text:tab/>comandos3</text:p>
      <text:p text:style-name="P54">else</text:p>
      <text:p text:style-name="P54"><text:tab/>comandos-else</text:p>
      <text:p text:style-name="P54">fi</text:p>
      <text:p text:style-name="P54"/>
      <text:p text:style-name="P54"/>
      <text:p text:style-name="P90">Comando test</text:p>
      <text:p text:style-name="P90"/>
      <text:p text:style-name="P55">A declaraçao if-then nao consegue avaliar nehuma condicao que nao seja o codigo de status de saida de <text:s/>um comando.</text:p>
      <text:p text:style-name="P55">Porem é possivel avaliar outras condicoes usando o comando <text:span text:style-name="T10">test</text:span><text:span text:style-name="T2"> </text:span>em uma <text:span text:style-name="T13">declaracão </text:span><text:span text:style-name="T11">if-then.</text:span></text:p>
      <text:p text:style-name="P56">O comando <text:span text:style-name="T10">test</text:span> avalia uma condicao, e se ele retornar <text:span text:style-name="T9">true</text:span> (V), o comando <text:span text:style-name="T9">test</text:span> retorna codigo de status de saida igual a zero; caso contrario, retorna status de saida igual a 1</text:p>
      <text:p text:style-name="P56"/>
      <text:p text:style-name="P91">Sintaxe:</text:p>
      <text:p text:style-name="P91"/>
      <text:p text:style-name="P91">if test condicao</text:p>
      <text:p text:style-name="P91">then</text:p>
      <text:p text:style-name="P91">comandos</text:p>
      <text:p text:style-name="P91">fi</text:p>
      <text:p text:style-name="P56"/>
      <text:p text:style-name="P56">O shell bash fornece uma maneira alternativa de declarar o comando test com o if-Then:</text:p>
      <text:p text:style-name="P91"/>
      <text:p text:style-name="P91">if [ condicao ]</text:p>
      <text:p text:style-name="P91">then</text:p>
      <text:p text:style-name="P91">comandos</text:p>
      <text:p text:style-name="P91">fi</text:p>
      <text:p text:style-name="P56"/>
      <text:p text:style-name="P56">Os colchetes definem a condicao usada pelo test; deve haver espaços antes e depois da condicao</text:p>
      <text:p text:style-name="P56"/>
      <text:p text:style-name="P56">O comando test pode avaliar tres classes de condicoes</text:p>
      <text:p text:style-name="P56"/>
      <text:list xml:id="list3537863740422000846" text:style-name="L3">
        <text:list-item>
          <text:p text:style-name="P137">Comparacoes numericas</text:p>
        </text:list-item>
        <text:list-item>
          <text:p text:style-name="P137">Comparacoes de Strings</text:p>
        </text:list-item>
        <text:list-item>
          <text:p text:style-name="P137">Comparacoes de Arquivos</text:p>
        </text:list-item>
      </text:list>
      <text:p text:style-name="P56"><text:soft-page-break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7">Comparação</text:p>
          </table:table-cell>
          <table:table-cell table:style-name="Table2.B1" office:value-type="string">
            <text:p text:style-name="P117">Descrição</text:p>
          </table:table-cell>
        </table:table-row>
        <table:table-row>
          <table:table-cell table:style-name="Table2.A2" office:value-type="string">
            <text:p text:style-name="P122">N1 -eq N2</text:p>
          </table:table-cell>
          <table:table-cell table:style-name="Table2.B2" office:value-type="string">
            <text:p text:style-name="P121">Verifica se N1 é igual a N2</text:p>
          </table:table-cell>
        </table:table-row>
        <table:table-row>
          <table:table-cell table:style-name="Table2.A2" office:value-type="string">
            <text:p text:style-name="P121">N1 -ge N2</text:p>
          </table:table-cell>
          <table:table-cell table:style-name="Table2.B2" office:value-type="string">
            <text:p text:style-name="P121">Verifica se N1 é maior ou igual a N2</text:p>
          </table:table-cell>
        </table:table-row>
        <table:table-row>
          <table:table-cell table:style-name="Table2.A2" office:value-type="string">
            <text:p text:style-name="P121">N1 -gt N2</text:p>
          </table:table-cell>
          <table:table-cell table:style-name="Table2.B2" office:value-type="string">
            <text:p text:style-name="P121">Verifica se N1 é maior do que N2</text:p>
          </table:table-cell>
        </table:table-row>
        <table:table-row>
          <table:table-cell table:style-name="Table2.A2" office:value-type="string">
            <text:p text:style-name="P121">N1 -le N2</text:p>
          </table:table-cell>
          <table:table-cell table:style-name="Table2.B2" office:value-type="string">
            <text:p text:style-name="P122">Verifica se N1 é menor ou igual a N2</text:p>
          </table:table-cell>
        </table:table-row>
        <table:table-row>
          <table:table-cell table:style-name="Table2.A2" office:value-type="string">
            <text:p text:style-name="P121">N1 -lt N2</text:p>
          </table:table-cell>
          <table:table-cell table:style-name="Table2.B2" office:value-type="string">
            <text:p text:style-name="P122">Verifica se N1 é menor do que N2</text:p>
          </table:table-cell>
        </table:table-row>
        <table:table-row>
          <table:table-cell table:style-name="Table2.A2" office:value-type="string">
            <text:p text:style-name="P121">N1 -ne N2</text:p>
          </table:table-cell>
          <table:table-cell table:style-name="Table2.B2" office:value-type="string">
            <text:p text:style-name="P122">Verifica se N1 é diferente de N2</text:p>
          </table:table-cell>
        </table:table-row>
      </table:table>
      <text:p text:style-name="P56"/>
      <text:p text:style-name="P92">O comando test nao suporta aritmetica de ponto flutuante.</text:p>
      <text:p text:style-name="P92"/>
      <text:p text:style-name="P57"/>
      <text:p text:style-name="P93"/>
      <text:p text:style-name="P93">Comparacoes de String com test</text:p>
      <text:p text:style-name="P93"/>
      <text:p text:style-name="P58">O comando test tambem permite realizar comparacoes entre valores de strings.</text:p>
      <text:p text:style-name="P60">fi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8">Comparacao</text:p>
          </table:table-cell>
          <table:table-cell table:style-name="Table3.B1" office:value-type="string">
            <text:p text:style-name="P118">Descrição</text:p>
          </table:table-cell>
        </table:table-row>
        <table:table-row>
          <table:table-cell table:style-name="Table3.A2" office:value-type="string">
            <text:p text:style-name="P123">Str1 = Str2</text:p>
          </table:table-cell>
          <table:table-cell table:style-name="Table3.B2" office:value-type="string">
            <text:p text:style-name="P124">Verifica se Str1 é identica a Str2</text:p>
          </table:table-cell>
        </table:table-row>
        <table:table-row>
          <table:table-cell table:style-name="Table3.A2" office:value-type="string">
            <text:p text:style-name="P124">Str1 != Str2</text:p>
          </table:table-cell>
          <table:table-cell table:style-name="Table3.B2" office:value-type="string">
            <text:p text:style-name="P124">Verifica se Str1 é diferente de Str2</text:p>
          </table:table-cell>
        </table:table-row>
        <table:table-row>
          <table:table-cell table:style-name="Table3.A2" office:value-type="string">
            <text:p text:style-name="P124">Str1 &lt; str2</text:p>
          </table:table-cell>
          <table:table-cell table:style-name="Table3.B2" office:value-type="string">
            <text:p text:style-name="P124">Verifica se Str1 é “menor” que str2</text:p>
          </table:table-cell>
        </table:table-row>
        <table:table-row>
          <table:table-cell table:style-name="Table3.A2" office:value-type="string">
            <text:p text:style-name="P124">Str1 &gt; Str2 </text:p>
          </table:table-cell>
          <table:table-cell table:style-name="Table3.B2" office:value-type="string">
            <text:p text:style-name="P124">Verifica se Str1 é “maior” que str2</text:p>
          </table:table-cell>
        </table:table-row>
        <table:table-row>
          <table:table-cell table:style-name="Table3.A2" office:value-type="string">
            <text:p text:style-name="P115">-<text:span text:style-name="T14">n Str1</text:span></text:p>
          </table:table-cell>
          <table:table-cell table:style-name="Table3.B2" office:value-type="string">
            <text:p text:style-name="P124">Verifica se Str1 tem comprimento <text:s/>maiot que zero</text:p>
          </table:table-cell>
        </table:table-row>
        <table:table-row>
          <table:table-cell table:style-name="Table3.A2" office:value-type="string">
            <text:p text:style-name="P115">-<text:span text:style-name="T14">z Str1</text:span></text:p>
          </table:table-cell>
          <table:table-cell table:style-name="Table3.B2" office:value-type="string">
            <text:p text:style-name="P124">Verifica se Str1 tem comprimento zero</text:p>
          </table:table-cell>
        </table:table-row>
      </table:table>
      <text:p text:style-name="P58"/>
      <text:p text:style-name="P58"/>
      <text:p text:style-name="P94">Comparações de Arquivos</text:p>
      <text:p text:style-name="P94"/>
      <text:p text:style-name="P59">As comparacoes de arquivos são o tipo de comparações mais poderosas e usadas em Shell Scripting.</text:p>
      <text:p text:style-name="P59">O comando test permite testar o status de arquivos e diretorios no sistema de arquivos Linux, conforme a tabela a seguir.</text:p>
      <text:p text:style-name="P59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9">Comparação</text:p>
          </table:table-cell>
          <table:table-cell table:style-name="Table4.B1" office:value-type="string">
            <text:p text:style-name="P119">Descrição</text:p>
          </table:table-cell>
        </table:table-row>
        <table:table-row>
          <table:table-cell table:style-name="Table4.A2" office:value-type="string">
            <text:p text:style-name="P115">-<text:span text:style-name="T15">d arquivo</text:span></text:p>
          </table:table-cell>
          <table:table-cell table:style-name="Table4.B2" office:value-type="string">
            <text:p text:style-name="P125">Verifica se o arquivo existe e se é um diretorio</text:p>
          </table:table-cell>
        </table:table-row>
        <table:table-row>
          <table:table-cell table:style-name="Table4.A2" office:value-type="string">
            <text:p text:style-name="P115">-<text:span text:style-name="T15">e arquivo</text:span></text:p>
          </table:table-cell>
          <table:table-cell table:style-name="Table4.B2" office:value-type="string">
            <text:p text:style-name="P125">Verifica se o arquivo existe</text:p>
          </table:table-cell>
        </table:table-row>
        <table:table-row>
          <table:table-cell table:style-name="Table4.A2" office:value-type="string">
            <text:p text:style-name="P115">-<text:span text:style-name="T15">f arquivo</text:span></text:p>
          </table:table-cell>
          <table:table-cell table:style-name="Table4.B2" office:value-type="string">
            <text:p text:style-name="P125">Verifica se o arquivo existe e se é um arquivo</text:p>
          </table:table-cell>
        </table:table-row>
        <table:table-row>
          <table:table-cell table:style-name="Table4.A2" office:value-type="string">
            <text:p text:style-name="P115">-<text:span text:style-name="T15">r arquivo</text:span></text:p>
          </table:table-cell>
          <table:table-cell table:style-name="Table4.B2" office:value-type="string">
            <text:p text:style-name="P125">Verifica se o arquivo existe e se possui permissao de leitura para o usuario atual</text:p>
          </table:table-cell>
        </table:table-row>
        <table:table-row>
          <table:table-cell table:style-name="Table4.A2" office:value-type="string">
            <text:p text:style-name="P115">-<text:span text:style-name="T15">s arquivo</text:span></text:p>
          </table:table-cell>
          <table:table-cell table:style-name="Table4.B2" office:value-type="string">
            <text:p text:style-name="P125">Verifica se o arquivo existe e nao esta vazio</text:p>
          </table:table-cell>
        </table:table-row>
        <table:table-row>
          <table:table-cell table:style-name="Table4.A2" office:value-type="string">
            <text:p text:style-name="P115">-<text:span text:style-name="T15">w arquivo</text:span></text:p>
          </table:table-cell>
          <table:table-cell table:style-name="Table4.B2" office:value-type="string">
            <text:p text:style-name="P125">Verifica se o arquivo existe e tem permissao de <text:soft-page-break/>escrita</text:p>
          </table:table-cell>
        </table:table-row>
        <table:table-row>
          <table:table-cell table:style-name="Table4.A2" office:value-type="string">
            <text:p text:style-name="P115">-<text:span text:style-name="T15">x arquivo</text:span></text:p>
          </table:table-cell>
          <table:table-cell table:style-name="Table4.B2" office:value-type="string">
            <text:p text:style-name="P125">Verifica se o arquivo existe e tem permissao de execução</text:p>
          </table:table-cell>
        </table:table-row>
        <table:table-row>
          <table:table-cell table:style-name="Table4.A2" office:value-type="string">
            <text:p text:style-name="P115">-<text:span text:style-name="T15">O arquivo</text:span></text:p>
          </table:table-cell>
          <table:table-cell table:style-name="Table4.B2" office:value-type="string">
            <text:p text:style-name="P125">Verifica se o arquivo existe e é propriedade do usuario atual</text:p>
          </table:table-cell>
        </table:table-row>
        <table:table-row>
          <table:table-cell table:style-name="Table4.A2" office:value-type="string">
            <text:p text:style-name="P115">-<text:span text:style-name="T15">G arquivo</text:span></text:p>
          </table:table-cell>
          <table:table-cell table:style-name="Table4.B2" office:value-type="string">
            <text:p text:style-name="P125">Verifica se o arquivo existe e seu grupo padrao é o mesmo do usuario atual</text:p>
          </table:table-cell>
        </table:table-row>
        <table:table-row>
          <table:table-cell table:style-name="Table4.A2" office:value-type="string">
            <text:p text:style-name="P125"><text:span text:style-name="T16">$ </text:span>Arq1 -nt arq2</text:p>
          </table:table-cell>
          <table:table-cell table:style-name="Table4.B2" office:value-type="string">
            <text:p text:style-name="P125">Verifica se arq1 é mais novo que arq2</text:p>
          </table:table-cell>
        </table:table-row>
        <table:table-row>
          <table:table-cell table:style-name="Table4.A2" office:value-type="string">
            <text:p text:style-name="P125">Arq1 -ot arq2</text:p>
          </table:table-cell>
          <table:table-cell table:style-name="Table4.B2" office:value-type="string">
            <text:p text:style-name="P126">Verifica se arq1 é mais antigo que arq2</text:p>
          </table:table-cell>
        </table:table-row>
      </table:table>
      <text:p text:style-name="P59"/>
      <text:p text:style-name="P59"/>
      <text:p text:style-name="P59"/>
      <text:p text:style-name="P59"/>
      <text:p text:style-name="P59"/>
      <text:p text:style-name="P59"/>
      <text:p text:style-name="P96">Teste de condicões compostas</text:p>
      <text:p text:style-name="P96"/>
      <text:p text:style-name="P61">A declaração if-then permite usar logica booleana para combinar testes. Podemos usar dois operadores booleanos:</text:p>
      <text:p text:style-name="P61"/>
      <text:p text:style-name="P97">#AND</text:p>
      <text:p text:style-name="P97">[ condicao ] &amp;&amp; [ condicao ]</text:p>
      <text:p text:style-name="P97"/>
      <text:p text:style-name="P97">#OR</text:p>
      <text:p text:style-name="P97">[ condicao ] || [ condicao ] </text:p>
      <text:p text:style-name="P97"/>
      <text:p text:style-name="P97"/>
      <text:p text:style-name="P98">Comando case</text:p>
      <text:p text:style-name="P98"/>
      <text:p text:style-name="P62">Esse comando verifica condicões multiplas que podem ocorrer em uma variavel, em um formato parecido com uma lista. A estrutura case substitui e simplifica o uso do if-then-elif com varias declaracoes.</text:p>
      <text:p text:style-name="P62">O comando case compara o valor de uma variavel ou expressao com os valores da lista criada. Se os valores “baterem”, o shell executara os comandos especificados para o valor.</text:p>
      <text:p text:style-name="P62"/>
      <text:p text:style-name="P62"/>
      <text:p text:style-name="P99">Estrutura de Repetição</text:p>
      <text:p text:style-name="P99"/>
      <text:p text:style-name="P63">O shell bash oferece tres estruturas de repetição para criação de loops estruturados.São elas os comandos:</text:p>
      <text:p text:style-name="P63"/>
      <text:list xml:id="list8828032943894583797" text:style-name="L4">
        <text:list-item>
          <text:p text:style-name="P138">for</text:p>
        </text:list-item>
        <text:list-item>
          <text:p text:style-name="P138">while</text:p>
        </text:list-item>
        <text:list-item>
          <text:p text:style-name="P138">until</text:p>
        </text:list-item>
      </text:list>
      <text:p text:style-name="P63"/>
      <text:p text:style-name="P100"/>
      <text:p text:style-name="P100"><text:soft-page-break/>Comando for</text:p>
      <text:p text:style-name="P100"/>
      <text:p text:style-name="P63">O comando for permite criar um loop que itera atrabes de uma serie de valores. Cada iteração executa um conjunto definido de comandos usando um dos valores da lista.</text:p>
      <text:p text:style-name="P63">Sintaxe básica:</text:p>
      <text:p text:style-name="P63"/>
      <text:p text:style-name="P100">for valor in lista</text:p>
      <text:p text:style-name="P100">do</text:p>
      <text:p text:style-name="P100"><text:tab/>comandos</text:p>
      <text:p text:style-name="P100">done</text:p>
      <text:p text:style-name="P100"/>
      <text:p text:style-name="P63">A cada iteração, a variavel valor contem o valor atual da lista.</text:p>
      <text:p text:style-name="P63"/>
      <text:p text:style-name="P101">Exemplos</text:p>
      <text:p text:style-name="P101"/>
      <text:p text:style-name="P114">#Exemplo 1</text:p>
      <text:section text:style-name="Sect1" text:name="crayon-5c87ab4e5eb5d629826897-3">
        <text:p text:style-name="P128"><text:span text:style-name="T17">echo</text:span><text:span text:style-name="T18"> </text:span><text:span text:style-name="T20">"Contando ate 5"</text:span></text:p>
      </text:section>
      <text:section text:style-name="Sect2" text:name="crayon-5c87ab4e5eb5d629826897-4">
        <text:p text:style-name="P128"><text:span text:style-name="T17">for</text:span><text:span text:style-name="T18"> </text:span><text:span text:style-name="T21">i</text:span><text:span text:style-name="T18"> </text:span><text:span text:style-name="T17">in</text:span><text:span text:style-name="T18"> </text:span><text:span text:style-name="T22">1</text:span><text:span text:style-name="T18"> </text:span><text:span text:style-name="T22">2</text:span><text:span text:style-name="T18"> </text:span><text:span text:style-name="T22">3</text:span><text:span text:style-name="T18"> </text:span><text:span text:style-name="T22">4</text:span><text:span text:style-name="T18"> </text:span><text:span text:style-name="T22">5</text:span><text:span text:style-name="T23">;</text:span></text:p>
      </text:section>
      <text:section text:style-name="Sect1" text:name="crayon-5c87ab4e5eb5d629826897-5">
        <text:p text:style-name="P130">do</text:p>
      </text:section>
      <text:section text:style-name="Sect2" text:name="crayon-5c87ab4e5eb5d629826897-6">
        <text:p text:style-name="P128"><text:span text:style-name="T17">echo</text:span><text:span text:style-name="T18"> </text:span><text:span text:style-name="T24">$i</text:span><text:span text:style-name="T23">;</text:span></text:p>
      </text:section>
      <text:section text:style-name="Sect1" text:name="crayon-5c87ab4e5eb5d629826897-7">
        <text:p text:style-name="P130">done</text:p>
      </text:section>
      <text:section text:style-name="Sect2" text:name="crayon-5c87ab4e5eb5d629826897-8">
        <text:p text:style-name="P129"> </text:p>
      </text:section>
      <text:section text:style-name="Sect1" text:name="crayon-5c87ab4e5eb5d629826897-9">
        <text:p text:style-name="P127">#Exemplo 2</text:p>
      </text:section>
      <text:section text:style-name="Sect2" text:name="crayon-5c87ab4e5eb5d629826897-10">
        <text:p text:style-name="P128"><text:span text:style-name="T17">echo</text:span><text:span text:style-name="T18"> </text:span><text:span text:style-name="T20">"Contando ate 10"</text:span></text:p>
      </text:section>
      <text:section text:style-name="Sect1" text:name="crayon-5c87ab4e5eb5d629826897-11">
        <text:p text:style-name="P128"><text:span text:style-name="T17">for</text:span><text:span text:style-name="T18"> </text:span><text:span text:style-name="T21">i</text:span><text:span text:style-name="T18"> </text:span><text:span text:style-name="T17">in</text:span><text:span text:style-name="T18"> </text:span><text:span text:style-name="T23">$(</text:span><text:span text:style-name="T21">seq</text:span><text:span text:style-name="T18"> </text:span><text:span text:style-name="T22">10</text:span><text:span text:style-name="T23">);</text:span></text:p>
      </text:section>
      <text:section text:style-name="Sect2" text:name="crayon-5c87ab4e5eb5d629826897-12">
        <text:p text:style-name="P130">do</text:p>
      </text:section>
      <text:section text:style-name="Sect1" text:name="crayon-5c87ab4e5eb5d629826897-13">
        <text:p text:style-name="P128"><text:span text:style-name="T17">echo</text:span><text:span text:style-name="T18"> </text:span><text:span text:style-name="T24">$i</text:span><text:span text:style-name="T23">;</text:span></text:p>
      </text:section>
      <text:section text:style-name="Sect2" text:name="crayon-5c87ab4e5eb5d629826897-14">
        <text:p text:style-name="P130">done</text:p>
      </text:section>
      <text:section text:style-name="Sect1" text:name="crayon-5c87ab4e5eb5d629826897-15">
        <text:p text:style-name="P129"> </text:p>
      </text:section>
      <text:section text:style-name="Sect2" text:name="crayon-5c87ab4e5eb5d629826897-16">
        <text:p text:style-name="P127">#Exemplo 3</text:p>
      </text:section>
      <text:section text:style-name="Sect1" text:name="crayon-5c87ab4e5eb5d629826897-17">
        <text:p text:style-name="P128"><text:span text:style-name="T17">echo</text:span><text:span text:style-name="T18"> </text:span><text:span text:style-name="T20">"Contando ate 5 la estilo C"</text:span></text:p>
      </text:section>
      <text:section text:style-name="Sect2" text:name="crayon-5c87ab4e5eb5d629826897-18">
        <text:p text:style-name="P128"><text:span text:style-name="T17">for</text:span><text:span text:style-name="T18"> </text:span><text:span text:style-name="T23">((</text:span><text:span text:style-name="T24">i</text:span><text:span text:style-name="T19">=</text:span><text:span text:style-name="T22">0</text:span><text:span text:style-name="T23">;</text:span><text:span text:style-name="T18"> </text:span><text:span text:style-name="T24">i</text:span><text:span text:style-name="T19">&lt;=</text:span><text:span text:style-name="T22">5</text:span><text:span text:style-name="T23">;</text:span><text:span text:style-name="T18"> </text:span><text:span text:style-name="T24">i</text:span><text:span text:style-name="T19">++</text:span><text:span text:style-name="T23">))</text:span></text:p>
      </text:section>
      <text:section text:style-name="Sect1" text:name="crayon-5c87ab4e5eb5d629826897-19">
        <text:p text:style-name="P130">do</text:p>
      </text:section>
      <text:section text:style-name="Sect2" text:name="crayon-5c87ab4e5eb5d629826897-20">
        <text:p text:style-name="P128"><text:span text:style-name="T17">echo</text:span><text:span text:style-name="T18"> </text:span><text:span text:style-name="T20">"Executando o $i"</text:span></text:p>
      </text:section>
      <text:section text:style-name="Sect1" text:name="crayon-5c87ab4e5eb5d629826897-21">
        <text:p text:style-name="P130">done</text:p>
      </text:section>
      <text:p text:style-name="P101"/>
      <text:p text:style-name="P101"/>
      <text:p text:style-name="P102">Estrutura While</text:p>
      <text:p text:style-name="P102"/>
      <text:p text:style-name="P101"/>
      <text:p text:style-name="P64">O comando while permite definir um comando a testar e então iterar por um conjunto de comando enquanto o comando definido de teste retornar status de saida zero.</text:p>
      <text:p text:style-name="P64">Quando o comando de teste retornar status de saida diferente de zero o while para de executar seu bloco de comandos e o loop é encerrado</text:p>
      <text:p text:style-name="P64"/>
      <text:p text:style-name="P103">Sintaxe:</text:p>
      <text:p text:style-name="P103"/>
      <text:p text:style-name="P64">while comando_de_teste</text:p>
      <text:p text:style-name="P64">do</text:p>
      <text:p text:style-name="P64"><text:tab/>bloco de comandos</text:p>
      <text:p text:style-name="P64">done</text:p>
      <text:p text:style-name="P64"/>
      <text:p text:style-name="P64"><text:soft-page-break/>O comando_de_teste usa o mesmo formato da estrutura if-then e podemos usar o comando <text:span text:style-name="T9">test</text:span> para testar condicões.</text:p>
      <text:p text:style-name="P64"/>
      <text:p text:style-name="P64"/>
      <text:p text:style-name="P104">Comando Until</text:p>
      <text:p text:style-name="P104"/>
      <text:p text:style-name="P65">O comando until opera de forma oposta ao comando while.</text:p>
      <text:p text:style-name="P65">É necessario especificar um comando de teste que retorne um status de saida diferente de zero para que o bloco de comandos listados no loop seja executado. Quando o comando de teste retornar status de saida zero, o loop termina.</text:p>
      <text:p text:style-name="P65"/>
      <text:p text:style-name="P105">Sintaxe:</text:p>
      <text:p text:style-name="P105"/>
      <text:p text:style-name="P66">until comando_de_teste</text:p>
      <text:p text:style-name="P66">do</text:p>
      <text:p text:style-name="P66"><text:tab/>Bloco de comandos a executar</text:p>
      <text:p text:style-name="P66">done</text:p>
      <text:p text:style-name="P66"/>
      <text:p text:style-name="P106">Comando for no estilo Linguagem C,Java</text:p>
      <text:p text:style-name="P106"/>
      <text:p text:style-name="P105">Sintaxe:</text:p>
      <text:p text:style-name="P105"/>
      <text:p text:style-name="P66">for (( i=0; condicao; i++ ))</text:p>
      <text:p text:style-name="P142">do</text:p>
      <text:p text:style-name="P142"><text:tab/>bloco de comandos</text:p>
      <text:p text:style-name="P142">done</text:p>
      <text:p text:style-name="P66"/>
      <text:p text:style-name="P66"/>
      <text:p text:style-name="P107">Manipulação de entradas de usuários</text:p>
      <text:p text:style-name="P107"/>
      <text:p text:style-name="P67">Frequentemente, precisamos escrever scripts que interajam com o usuario. Há algumas formas de se obter dados dos usuarios no shell, como parametros de linha de comando, opções e leitura de dados diretamente do teclado</text:p>
      <text:p text:style-name="P67"/>
      <text:p text:style-name="P108">Parametros de linha de comando</text:p>
      <text:p text:style-name="P108"/>
      <text:p text:style-name="P68">É o metodo para passar dados ao script do shell.Os parametros de linha de comando permitem adicionar valores de dados a linha de comandos ao executar o script. Para passar parametros a um script, digite-os após o nome do script, ao <text:span text:style-name="T9">executa-lo:</text:span></text:p>
      <text:p text:style-name="P108"/>
      <text:p text:style-name="P108">./meuscript.sh param1 param2 … paramN</text:p>
      <text:p text:style-name="P108"/>
      <text:p text:style-name="P108">Leitura dos parametros</text:p>
      <text:p text:style-name="P108"/>
      <text:p text:style-name="P68">O shell bash atrinui variaveis especiais, denominadas Parametros Posicionais, a todos os parametros digitados na linha de comandos. Os parametros posicionais sao numeros, sendo $0 o nome do programa, $1 o primeiro parametro. $2 o segundo, e assim por diante ate o nono, que é $9.</text:p>
      <text:p text:style-name="P68">Para adicionar mais parametros, englobe o n° do parametro entre aspas: <text:span text:style-name="T2">$(10) → décimo parametro</text:span></text:p>
      <text:p text:style-name="P108"/>
      <text:p text:style-name="P109"><text:soft-page-break/>Variaveis de parametros especiais</text:p>
      <text:p text:style-name="P109"/>
      <text:p text:style-name="P69">Ha algumas variaveis especiais disponiveis no shell bash. A variavel especial <text:span text:style-name="T2">$# </text:span>contem o numero de parametros de linha de comando fornecidos ao rodar o script. Podemos <text:span text:style-name="T9">usá-la</text:span> para verificar se o usuario digitou o n° de parametros necessarios para rodar o programa corretamente.</text:p>
      <text:p text:style-name="P69"/>
      <text:p text:style-name="P69"/>
      <text:p text:style-name="P110"/>
      <text:p text:style-name="P110"/>
      <text:p text:style-name="P110"/>
      <text:p text:style-name="P110">Comando Shift</text:p>
      <text:p text:style-name="P110"/>
      <text:p text:style-name="P139">O comando shift auxilia na manipulação de parametros de linha de comando. O comando shift desloca os parametros em suas posicoes relativas. Ao ser usado, o comando shift “rebaixa” cada parametro em uma posição, de modo que o valor da variavel $3 é movido para $2, o valor de $2 é movido para $1 e o valor de $1 é descartado.</text:p>
      <text:p text:style-name="P139"/>
      <text:p text:style-name="P139"/>
      <text:p text:style-name="P144">Comando Read</text:p>
      <text:p text:style-name="P144"/>
      <text:p text:style-name="P140">O comando read aceita entrada de dados da entrada padrao ou de outro descritor de arquivos. Após receber a entrada, o comando read coloca os dados em uma variavel padrao</text:p>
      <text:p text:style-name="P140">Exemplo:</text:p>
      <text:p text:style-name="P140"/>
      <text:p text:style-name="P145">#!/bin/bash</text:p>
      <text:p text:style-name="P145">#teste de comando read</text:p>
      <text:p text:style-name="P145">printf “Digite seu nome:”</text:p>
      <text:p text:style-name="P145">read nome</text:p>
      <text:p text:style-name="P145">echo Seu nome é $nome</text:p>
      <text:p text:style-name="Standard"/>
      <text:p text:style-name="Standard"/>
      <text:p text:style-name="P17">Comando read com timer</text:p>
      <text:p text:style-name="P17"/>
      <text:p text:style-name="P31">É possivel especificar um valor de timeout para o comando read. Para isso, usamos a opçao-t para passar o n° de segundos que o comando aguardará uma entrada do usuario. Quanto o timer expira, o read retorna status de saida nao-<text:span text:style-name="T25">z</text:span>ero.</text:p>
      <text:p text:style-name="P31"/>
      <text:p text:style-name="P18">#!/bin/bash</text:p>
      <text:p text:style-name="P18"># usando timer</text:p>
      <text:p text:style-name="P18">echo Digite seu nome</text:p>
      <text:p text:style-name="P18">if read -t 4 nome</text:p>
      <text:p text:style-name="P18">then</text:p>
      <text:p text:style-name="P18"><text:tab/>echo Ola $nome, tudo bem por ai?</text:p>
      <text:p text:style-name="P18">Else</text:p>
      <text:p text:style-name="P18"><text:tab/>echo Voce demorou mais de 4 segundos para responder</text:p>
      <text:p text:style-name="P148"/>
      <text:p text:style-name="P148"/>
      <text:p text:style-name="P134"/>
      <text:p text:style-name="P151">Limitando n° de caracteres digitados</text:p>
      <text:p text:style-name="P151"><text:soft-page-break/></text:p>
      <text:p text:style-name="P133">É possivel tambem fazer com que o comando read conte o n° de caracteres de entrada, e saia imediatamanete quando um numero predefinido for digitado, atribuindo os dados recolhidos a uma variavel</text:p>
      <text:p text:style-name="P133"/>
      <text:p text:style-name="P149"/>
      <text:p text:style-name="P149"/>
      <text:p text:style-name="P149"/>
      <text:p text:style-name="P149"/>
      <text:p text:style-name="P149"/>
      <text:p text:style-name="P149">#!/bin/bash</text:p>
      <text:p text:style-name="P149">#Lendo um caracter (-n1 significa um caracter lido)</text:p>
      <text:p text:style-name="P149">echo Deseja prosseguir com o operacao [s/n]?</text:p>
      <text:p text:style-name="P149">read -n1 resposta</text:p>
      <text:p text:style-name="P149">case $resposta in</text:p>
      <text:p text:style-name="P149"><text:tab/>S | s) echo</text:p>
      <text:p text:style-name="P149"><text:tab/> <text:s text:c="9"/>echo Voce escolheu continuar;;</text:p>
      <text:p text:style-name="P149"><text:tab/>N | n) echo</text:p>
      <text:p text:style-name="P149"><text:tab/> <text:s text:c="10"/>echo Operacao Interrompida;;</text:p>
      <text:p text:style-name="P149"><text:tab/>*) echo</text:p>
      <text:p text:style-name="P149"><text:tab/><text:tab/>echo Opção invalida. Digite apenas s ou n;;</text:p>
      <text:p text:style-name="P149">esac</text:p>
      <text:p text:style-name="P18"/>
      <text:p text:style-name="P147"/>
      <text:p text:style-name="P152"/>
      <text:p text:style-name="P152"/>
      <text:p text:style-name="P152">Leitura silenciosa de dados</text:p>
      <text:p text:style-name="P152"/>
      <text:p text:style-name="P135">É possivel ler o que usuário digita, sem que no entanto apareçam os caracteres no monitor. Esse recurso é útil, por ex., para capturarmos senhas.Para isso, use a opção -s:</text:p>
      <text:p text:style-name="P135"/>
      <text:p text:style-name="P150">/bin/bash</text:p>
      <text:p text:style-name="P153"># Entrada oculta</text:p>
      <text:p text:style-name="P153">echo Digite sua senha:</text:p>
      <text:p text:style-name="P153">read -s senha</text:p>
      <text:p text:style-name="P153">echo</text:p>
      <text:p text:style-name="P153">echo A senha digitada foi $senha</text:p>
      <text:p text:style-name="P152"/>
      <text:p text:style-name="P152"/>
      <text:p text:style-name="P152"/>
      <text:p text:style-name="P152">Ler dados de um arquivo</text:p>
      <text:p text:style-name="P152"/>
      <text:p text:style-name="P135">Podemos usar o comando read <text:span text:style-name="T26">para ler dados armazenados em um arquivo no computador. Cada chamada ao comando read lê uma linha de texto. Quando não houverem mais linhas para ler, o comando read sairá com status de saída zero.</text:span></text:p>
      <text:p text:style-name="P135"/>
      <text:p text:style-name="P1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aco" svg:font-family="Monaco, MonacoRegular, 'Courier New', monospace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4:49:45.200682988</meta:creation-date>
    <dc:date>2019-03-14T13:58:54.193867656</dc:date>
    <meta:editing-duration>PT9H13M21S</meta:editing-duration>
    <meta:editing-cycles>17</meta:editing-cycles>
    <meta:generator>LibreOffice/5.1.6.2.0$Linux_X86_64 LibreOffice_project/10$Build-2</meta:generator>
    <meta:document-statistic meta:table-count="4" meta:image-count="0" meta:object-count="0" meta:page-count="14" meta:paragraph-count="417" meta:word-count="2932" meta:character-count="17853" meta:non-whitespace-character-count="14741"/>
  </office:meta>
</office:document-meta>
</file>